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1d029a02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114556d7" officeooo:paragraph-rsid="124132b3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114556d7" officeooo:paragraph-rsid="1cf58359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114556d7" officeooo:paragraph-rsid="1d0a2b99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114556d7" officeooo:paragraph-rsid="1deed61c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114556d7" officeooo:paragraph-rsid="1deb13e3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114556d7" officeooo:paragraph-rsid="1e00b28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114556d7" officeooo:paragraph-rsid="1e0108bd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114556d7" officeooo:paragraph-rsid="1d06da7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114556d7" officeooo:paragraph-rsid="1e9e635f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114556d7" officeooo:paragraph-rsid="1cf8a8b8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114556d7" officeooo:paragraph-rsid="1d029a02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114556d7" officeooo:paragraph-rsid="1632efca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114556d7" officeooo:paragraph-rsid="15f7fbc6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15e810e7" officeooo:paragraph-rsid="1cf67a3d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15e810e7" officeooo:paragraph-rsid="1d292c87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15e810e7" officeooo:paragraph-rsid="1dd7de0f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15e810e7" officeooo:paragraph-rsid="1d68f101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15e810e7" officeooo:paragraph-rsid="1d52853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15e810e7" officeooo:paragraph-rsid="1d5252e7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15e810e7" officeooo:paragraph-rsid="1d7a3a1e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15e810e7" officeooo:paragraph-rsid="1df35724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15e810e7" officeooo:paragraph-rsid="1df538dd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15e810e7" officeooo:paragraph-rsid="1e0108b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15e810e7" officeooo:paragraph-rsid="1e03b2bf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15e810e7" officeooo:paragraph-rsid="1d16ca24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15e810e7" officeooo:paragraph-rsid="1d7d82a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15e810e7" officeooo:paragraph-rsid="1d7fa23b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15e810e7" officeooo:paragraph-rsid="1ca08d50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1df35724" officeooo:paragraph-rsid="1e0108bd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1d0be610" officeooo:paragraph-rsid="1d528538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1d0be610" officeooo:paragraph-rsid="1d1194ad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1d0be610" officeooo:paragraph-rsid="1d28f6df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1d0be610" officeooo:paragraph-rsid="1d451893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1d0be610" officeooo:paragraph-rsid="1d480196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1d0be610" officeooo:paragraph-rsid="1d4b883d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1d0be610" officeooo:paragraph-rsid="1d4c60f3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1c540ba3" officeooo:paragraph-rsid="1cfbcb83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1c540ba3" officeooo:paragraph-rsid="1cfbf81d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1c540ba3" officeooo:paragraph-rsid="1cfcec3c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1e96b766" officeooo:paragraph-rsid="1ca08d50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1c55d3cf" officeooo:paragraph-rsid="1cca9b7f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1c55d3cf" officeooo:paragraph-rsid="1cb4cff4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1c55d3cf" officeooo:paragraph-rsid="1cc46506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1c55d3cf" officeooo:paragraph-rsid="1cbe52de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1c55d3cf" officeooo:paragraph-rsid="1cebe522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1c55d3cf" officeooo:paragraph-rsid="1f0484d2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fo:font-weight="bold" officeooo:rsid="114556d7" officeooo:paragraph-rsid="124132b3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fo:font-weight="bold" officeooo:rsid="114556d7" officeooo:paragraph-rsid="125fdd25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fo:font-weight="bold" officeooo:rsid="114556d7" officeooo:paragraph-rsid="125fe6e0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fo:font-weight="bold" officeooo:rsid="114556d7" officeooo:paragraph-rsid="12620870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fo:font-weight="bold" officeooo:rsid="114556d7" officeooo:paragraph-rsid="12655d7a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fo:font-weight="bold" officeooo:rsid="114556d7" officeooo:paragraph-rsid="126d2006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fo:font-weight="bold" officeooo:rsid="114556d7" officeooo:paragraph-rsid="1267591e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114556d7" officeooo:paragraph-rsid="12687802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fo:font-weight="bold" officeooo:rsid="114556d7" officeooo:paragraph-rsid="127295e3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fo:font-weight="bold" officeooo:rsid="114556d7" officeooo:paragraph-rsid="12699e7e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114556d7" officeooo:paragraph-rsid="126acae8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fo:font-weight="bold" officeooo:rsid="114556d7" officeooo:paragraph-rsid="126b3e6e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fo:font-weight="bold" officeooo:rsid="114556d7" officeooo:paragraph-rsid="1279c1f1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fo:font-weight="bold" officeooo:rsid="114556d7" officeooo:paragraph-rsid="1276a5c4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fo:font-weight="bold" officeooo:rsid="114556d7" officeooo:paragraph-rsid="127887cc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fo:font-weight="bold" officeooo:rsid="114556d7" officeooo:paragraph-rsid="12870d0b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fo:font-weight="bold" officeooo:rsid="114556d7" officeooo:paragraph-rsid="12861bd7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fo:font-weight="bold" officeooo:rsid="114556d7" officeooo:paragraph-rsid="128f3248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fo:font-weight="bold" officeooo:rsid="114556d7" officeooo:paragraph-rsid="1dd8cb23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fo:font-weight="bold" officeooo:rsid="114556d7" officeooo:paragraph-rsid="1ddcb358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fo:font-weight="bold" officeooo:rsid="114556d7" officeooo:paragraph-rsid="1deb13e3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fo:font-weight="bold" officeooo:rsid="114556d7" officeooo:paragraph-rsid="1ded58a6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fo:font-weight="bold" officeooo:rsid="114556d7" officeooo:paragraph-rsid="1deed61c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fo:font-weight="bold" officeooo:rsid="114556d7" officeooo:paragraph-rsid="1dfdf263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fo:font-weight="bold" officeooo:rsid="114556d7" officeooo:paragraph-rsid="1df35724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fo:font-weight="bold" officeooo:rsid="114556d7" officeooo:paragraph-rsid="1e03b2bf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fo:font-weight="bold" officeooo:rsid="1288e5b0" officeooo:paragraph-rsid="1288e5b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fo:font-weight="bold" officeooo:rsid="1c9b4033" officeooo:paragraph-rsid="1c9b4033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fo:font-weight="bold" officeooo:rsid="16006cb3" officeooo:paragraph-rsid="16006cb3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fo:font-weight="bold" officeooo:rsid="16006cb3" officeooo:paragraph-rsid="160555dd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fo:font-weight="bold" officeooo:rsid="16035bb2" officeooo:paragraph-rsid="16006cb3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fo:font-weight="bold" officeooo:rsid="16035bb2" officeooo:paragraph-rsid="1614882d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16035bb2" officeooo:paragraph-rsid="16105aa1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fo:font-weight="bold" officeooo:rsid="16035bb2" officeooo:paragraph-rsid="1613b022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fo:font-weight="bold" officeooo:rsid="16035bb2" officeooo:paragraph-rsid="16208acc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fo:font-weight="bold" officeooo:rsid="16035bb2" officeooo:paragraph-rsid="16236fe5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161733e5" officeooo:paragraph-rsid="1618d2a9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161733e5" officeooo:paragraph-rsid="161733e5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fo:font-weight="bold" officeooo:rsid="160cf201" officeooo:paragraph-rsid="160cf201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fo:font-weight="bold" officeooo:rsid="15fa9ca9" officeooo:paragraph-rsid="15fd40a2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fo:font-weight="bold" officeooo:rsid="15fa9ca9" officeooo:paragraph-rsid="15fe414c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officeooo:rsid="1c9b2202" officeooo:paragraph-rsid="1c9d8b80"/>
    </style:style>
    <style:style style:name="P90" style:family="paragraph" style:parent-style-name="Standard" style:list-style-name="L1">
      <style:text-properties fo:color="#333333" officeooo:paragraph-rsid="1d4d3ef2"/>
    </style:style>
    <style:style style:name="P91" style:family="paragraph" style:parent-style-name="Standard" style:list-style-name="L1">
      <style:text-properties fo:color="#333333" officeooo:paragraph-rsid="1d0be610"/>
    </style:style>
    <style:style style:name="P92" style:family="paragraph" style:parent-style-name="Standard" style:list-style-name="L1">
      <style:text-properties fo:color="#333333" officeooo:paragraph-rsid="1d16ca24"/>
    </style:style>
    <style:style style:name="P93" style:family="paragraph" style:parent-style-name="Standard" style:list-style-name="L1">
      <style:text-properties fo:color="#333333" officeooo:paragraph-rsid="1d4333b9"/>
    </style:style>
    <style:style style:name="P94" style:family="paragraph" style:parent-style-name="Standard" style:list-style-name="L1">
      <style:text-properties fo:color="#333333" officeooo:paragraph-rsid="1d12cf16"/>
    </style:style>
    <style:style style:name="P95" style:family="paragraph" style:parent-style-name="Standard" style:list-style-name="L1">
      <style:text-properties fo:color="#333333" officeooo:paragraph-rsid="1d68f101"/>
    </style:style>
    <style:style style:name="P96" style:family="paragraph" style:parent-style-name="Standard" style:list-style-name="L1">
      <style:text-properties fo:color="#333333" officeooo:paragraph-rsid="1d292c87"/>
    </style:style>
    <style:style style:name="P97" style:family="paragraph" style:parent-style-name="Standard" style:list-style-name="L1">
      <style:text-properties fo:color="#333333" officeooo:paragraph-rsid="1d528538"/>
    </style:style>
    <style:style style:name="P98" style:family="paragraph" style:parent-style-name="Standard" style:list-style-name="L1">
      <style:text-properties fo:color="#333333" officeooo:paragraph-rsid="1d6b8d16"/>
    </style:style>
    <style:style style:name="P99" style:family="paragraph" style:parent-style-name="Standard" style:list-style-name="L1">
      <style:text-properties fo:color="#333333" officeooo:paragraph-rsid="1d2d21a3"/>
    </style:style>
    <style:style style:name="P100" style:family="paragraph" style:parent-style-name="Standard" style:list-style-name="L1">
      <style:text-properties fo:color="#333333" officeooo:paragraph-rsid="1d44a2b1"/>
    </style:style>
    <style:style style:name="P101" style:family="paragraph" style:parent-style-name="Standard" style:list-style-name="L1">
      <style:text-properties fo:color="#333333" officeooo:paragraph-rsid="1d768b98"/>
    </style:style>
    <style:style style:name="P102" style:family="paragraph" style:parent-style-name="Standard" style:list-style-name="L1">
      <style:text-properties fo:color="#333333" officeooo:paragraph-rsid="1d6722c1"/>
    </style:style>
    <style:style style:name="P103" style:family="paragraph" style:parent-style-name="Standard" style:list-style-name="L1">
      <style:text-properties fo:color="#333333" officeooo:paragraph-rsid="1d280ff6"/>
    </style:style>
    <style:style style:name="P104" style:family="paragraph" style:parent-style-name="Standard" style:list-style-name="L1">
      <style:text-properties fo:color="#333333" officeooo:paragraph-rsid="1d2eb45e"/>
    </style:style>
    <style:style style:name="P105" style:family="paragraph" style:parent-style-name="Standard" style:list-style-name="L1">
      <style:text-properties fo:color="#333333" officeooo:paragraph-rsid="1d3312ed"/>
    </style:style>
    <style:style style:name="P106" style:family="paragraph" style:parent-style-name="Standard" style:list-style-name="L1">
      <style:text-properties fo:color="#333333" officeooo:paragraph-rsid="1d28f6df"/>
    </style:style>
    <style:style style:name="P107" style:family="paragraph" style:parent-style-name="Standard" style:list-style-name="L1">
      <style:text-properties fo:color="#333333" officeooo:paragraph-rsid="1d3ce1c3"/>
    </style:style>
    <style:style style:name="P108" style:family="paragraph" style:parent-style-name="Standard" style:list-style-name="L1">
      <style:text-properties fo:color="#333333" officeooo:paragraph-rsid="1d019a68"/>
    </style:style>
    <style:style style:name="P109" style:family="paragraph" style:parent-style-name="Standard" style:list-style-name="L1">
      <style:text-properties fo:color="#333333" officeooo:paragraph-rsid="1cf58359"/>
    </style:style>
    <style:style style:name="P110" style:family="paragraph" style:parent-style-name="Standard" style:list-style-name="L1">
      <style:text-properties fo:color="#333333" officeooo:paragraph-rsid="1cf83298"/>
    </style:style>
    <style:style style:name="P111" style:family="paragraph" style:parent-style-name="Standard" style:list-style-name="L1">
      <style:text-properties fo:color="#333333" officeooo:paragraph-rsid="1c90cf4a"/>
    </style:style>
    <style:style style:name="P112" style:family="paragraph" style:parent-style-name="Standard" style:list-style-name="L1">
      <style:text-properties fo:color="#333333" officeooo:paragraph-rsid="1c91ed3b"/>
    </style:style>
    <style:style style:name="P113" style:family="paragraph" style:parent-style-name="Standard" style:list-style-name="L1">
      <style:text-properties fo:color="#333333" officeooo:paragraph-rsid="1ea4e239"/>
    </style:style>
    <style:style style:name="P114" style:family="paragraph" style:parent-style-name="Standard" style:list-style-name="L1">
      <style:text-properties fo:color="#333333" officeooo:paragraph-rsid="1ea52097"/>
    </style:style>
    <style:style style:name="P115" style:family="paragraph" style:parent-style-name="Standard" style:list-style-name="L1">
      <style:text-properties fo:color="#333333" officeooo:paragraph-rsid="1eaa868c"/>
    </style:style>
    <style:style style:name="P116" style:family="paragraph" style:parent-style-name="Standard" style:list-style-name="L1">
      <style:text-properties fo:color="#333333" officeooo:paragraph-rsid="1eac4d6b"/>
    </style:style>
    <style:style style:name="P117" style:family="paragraph" style:parent-style-name="Standard" style:list-style-name="L1">
      <style:text-properties fo:color="#333333" officeooo:paragraph-rsid="1eb233c1"/>
    </style:style>
    <style:style style:name="P118" style:family="paragraph" style:parent-style-name="Standard" style:list-style-name="L1">
      <style:text-properties fo:color="#333333" officeooo:paragraph-rsid="1ea7bccd"/>
    </style:style>
    <style:style style:name="P119" style:family="paragraph" style:parent-style-name="Standard" style:list-style-name="L1">
      <style:text-properties fo:color="#333333" officeooo:paragraph-rsid="1ea7f50e"/>
    </style:style>
    <style:style style:name="P120" style:family="paragraph" style:parent-style-name="Standard" style:list-style-name="L1">
      <style:text-properties fo:color="#333333" officeooo:paragraph-rsid="1eae0b93"/>
    </style:style>
    <style:style style:name="P121" style:family="paragraph" style:parent-style-name="Standard" style:list-style-name="L1">
      <style:text-properties fo:color="#333333" officeooo:paragraph-rsid="1eaf759a"/>
    </style:style>
    <style:style style:name="P122" style:family="paragraph" style:parent-style-name="Standard" style:list-style-name="L1">
      <style:text-properties fo:color="#333333" officeooo:paragraph-rsid="1eb0d481"/>
    </style:style>
    <style:style style:name="P123" style:family="paragraph" style:parent-style-name="Standard" style:list-style-name="L1">
      <style:text-properties fo:color="#333333" officeooo:paragraph-rsid="1ca08d50"/>
    </style:style>
    <style:style style:name="P124" style:family="paragraph" style:parent-style-name="Standard" style:list-style-name="L1">
      <style:text-properties fo:color="#333333" officeooo:paragraph-rsid="1e9d5e6e"/>
    </style:style>
    <style:style style:name="P125" style:family="paragraph" style:parent-style-name="Standard" style:list-style-name="L1">
      <style:text-properties fo:color="#333333" officeooo:paragraph-rsid="1c76ab64"/>
    </style:style>
    <style:style style:name="P126" style:family="paragraph" style:parent-style-name="Standard" style:list-style-name="L1">
      <style:text-properties fo:color="#333333" officeooo:paragraph-rsid="1ccd4992"/>
    </style:style>
    <style:style style:name="P127" style:family="paragraph" style:parent-style-name="Standard" style:list-style-name="L1">
      <style:text-properties fo:color="#333333" officeooo:paragraph-rsid="1cd46bc6"/>
    </style:style>
    <style:style style:name="P128" style:family="paragraph" style:parent-style-name="Standard" style:list-style-name="L1">
      <style:text-properties fo:color="#333333" officeooo:paragraph-rsid="1cd6dc7d"/>
    </style:style>
    <style:style style:name="P129" style:family="paragraph" style:parent-style-name="Standard" style:list-style-name="L1">
      <style:text-properties fo:color="#333333" officeooo:paragraph-rsid="1cd11748"/>
    </style:style>
    <style:style style:name="P130" style:family="paragraph" style:parent-style-name="Standard" style:list-style-name="L1">
      <style:text-properties fo:color="#333333" officeooo:paragraph-rsid="1cdb3313"/>
    </style:style>
    <style:style style:name="P131" style:family="paragraph" style:parent-style-name="Standard" style:list-style-name="L1">
      <style:text-properties fo:color="#333333" officeooo:paragraph-rsid="1ca4c1e5"/>
    </style:style>
    <style:style style:name="P132" style:family="paragraph" style:parent-style-name="Standard" style:list-style-name="L1">
      <style:text-properties fo:color="#333333" officeooo:paragraph-rsid="1ca81389"/>
    </style:style>
    <style:style style:name="P133" style:family="paragraph" style:parent-style-name="Standard" style:list-style-name="L1">
      <style:text-properties fo:color="#333333" officeooo:paragraph-rsid="1cdf0e36"/>
    </style:style>
    <style:style style:name="P134" style:family="paragraph" style:parent-style-name="Standard" style:list-style-name="L1">
      <style:text-properties fo:color="#333333" officeooo:paragraph-rsid="1c540ba3"/>
    </style:style>
    <style:style style:name="P135" style:family="paragraph" style:parent-style-name="Standard" style:list-style-name="L1">
      <style:text-properties fo:color="#333333" officeooo:paragraph-rsid="15fd40a2"/>
    </style:style>
    <style:style style:name="P136" style:family="paragraph" style:parent-style-name="Standard" style:list-style-name="L1">
      <style:text-properties fo:color="#333333" officeooo:paragraph-rsid="160129f7"/>
    </style:style>
    <style:style style:name="P137" style:family="paragraph" style:parent-style-name="Standard" style:list-style-name="L1">
      <style:text-properties fo:color="#333333" officeooo:paragraph-rsid="160521ee"/>
    </style:style>
    <style:style style:name="P138" style:family="paragraph" style:parent-style-name="Standard" style:list-style-name="L1">
      <style:text-properties fo:color="#333333" officeooo:paragraph-rsid="16006cb3"/>
    </style:style>
    <style:style style:name="P139" style:family="paragraph" style:parent-style-name="Standard" style:list-style-name="L1">
      <style:text-properties fo:color="#333333" officeooo:paragraph-rsid="160555dd"/>
    </style:style>
    <style:style style:name="P140" style:family="paragraph" style:parent-style-name="Standard" style:list-style-name="L1">
      <style:text-properties fo:color="#333333" officeooo:paragraph-rsid="16153c8f"/>
    </style:style>
    <style:style style:name="P141" style:family="paragraph" style:parent-style-name="Standard" style:list-style-name="L1">
      <style:text-properties fo:color="#333333" officeooo:paragraph-rsid="161733e5"/>
    </style:style>
    <style:style style:name="P142" style:family="paragraph" style:parent-style-name="Standard" style:list-style-name="L1">
      <style:text-properties fo:color="#333333" officeooo:paragraph-rsid="16198719"/>
    </style:style>
    <style:style style:name="P143" style:family="paragraph" style:parent-style-name="Standard" style:list-style-name="L1">
      <style:text-properties fo:color="#333333" officeooo:paragraph-rsid="15fe414c"/>
    </style:style>
    <style:style style:name="P144" style:family="paragraph" style:parent-style-name="Standard" style:list-style-name="L1">
      <style:text-properties fo:color="#333333" officeooo:paragraph-rsid="1f03a635"/>
    </style:style>
    <style:style style:name="P145" style:family="paragraph" style:parent-style-name="Standard" style:list-style-name="L1">
      <style:text-properties fo:color="#333333" officeooo:paragraph-rsid="1f0484d2"/>
    </style:style>
    <style:style style:name="P146" style:family="paragraph" style:parent-style-name="Standard" style:list-style-name="L1">
      <style:text-properties fo:color="#333333" officeooo:rsid="1c540ba3" officeooo:paragraph-rsid="1c79ab2b"/>
    </style:style>
    <style:style style:name="P147" style:family="paragraph" style:parent-style-name="Standard" style:list-style-name="L1">
      <style:text-properties fo:color="#333333" officeooo:rsid="1c540ba3" officeooo:paragraph-rsid="1c7573bb"/>
    </style:style>
    <style:style style:name="P148" style:family="paragraph" style:parent-style-name="Standard" style:list-style-name="L1">
      <style:text-properties fo:color="#333333" officeooo:rsid="1c540ba3" officeooo:paragraph-rsid="1cb720cd"/>
    </style:style>
    <style:style style:name="P149" style:family="paragraph" style:parent-style-name="Standard" style:list-style-name="L1">
      <style:text-properties fo:color="#333333" officeooo:rsid="1c540ba3" officeooo:paragraph-rsid="1cca9b7f"/>
    </style:style>
    <style:style style:name="P150" style:family="paragraph" style:parent-style-name="Standard" style:list-style-name="L1">
      <style:text-properties fo:color="#333333" officeooo:rsid="1c540ba3" officeooo:paragraph-rsid="1cb4cff4"/>
    </style:style>
    <style:style style:name="P151" style:family="paragraph" style:parent-style-name="Standard" style:list-style-name="L1">
      <style:text-properties fo:color="#333333" officeooo:rsid="1c540ba3" officeooo:paragraph-rsid="1cb5c151"/>
    </style:style>
    <style:style style:name="P152" style:family="paragraph" style:parent-style-name="Standard" style:list-style-name="L1">
      <style:text-properties fo:color="#333333" officeooo:rsid="1c540ba3" officeooo:paragraph-rsid="1cc46506"/>
    </style:style>
    <style:style style:name="P153" style:family="paragraph" style:parent-style-name="Standard" style:list-style-name="L1">
      <style:text-properties fo:color="#333333" officeooo:rsid="1c540ba3" officeooo:paragraph-rsid="1cba658d"/>
    </style:style>
    <style:style style:name="P154" style:family="paragraph" style:parent-style-name="Standard" style:list-style-name="L1">
      <style:text-properties fo:color="#333333" officeooo:rsid="1c540ba3" officeooo:paragraph-rsid="1cce9944"/>
    </style:style>
    <style:style style:name="P155" style:family="paragraph" style:parent-style-name="Standard" style:list-style-name="L1">
      <style:text-properties fo:color="#333333" officeooo:rsid="1c540ba3" officeooo:paragraph-rsid="1c630eab"/>
    </style:style>
    <style:style style:name="P156" style:family="paragraph" style:parent-style-name="Standard" style:list-style-name="L1">
      <style:text-properties fo:color="#333333" officeooo:rsid="1c540ba3" officeooo:paragraph-rsid="1ce34cd7"/>
    </style:style>
    <style:style style:name="P157" style:family="paragraph" style:parent-style-name="Standard" style:list-style-name="L1">
      <style:text-properties fo:color="#333333" officeooo:rsid="1c540ba3" officeooo:paragraph-rsid="1f0484d2"/>
    </style:style>
    <style:style style:name="P158" style:family="paragraph" style:parent-style-name="Standard" style:list-style-name="L1">
      <style:text-properties fo:color="#333333" officeooo:rsid="160521ee" officeooo:paragraph-rsid="160521ee"/>
    </style:style>
    <style:style style:name="P159" style:family="paragraph" style:parent-style-name="Standard" style:list-style-name="L1">
      <style:text-properties fo:color="#333333" officeooo:rsid="160521ee" officeooo:paragraph-rsid="160cf201"/>
    </style:style>
    <style:style style:name="P160" style:family="paragraph" style:parent-style-name="Standard" style:list-style-name="L1">
      <style:text-properties fo:color="#333333" officeooo:rsid="160521ee" officeooo:paragraph-rsid="160df3d4"/>
    </style:style>
    <style:style style:name="P161" style:family="paragraph" style:parent-style-name="Standard" style:list-style-name="L1">
      <style:text-properties fo:color="#333333" officeooo:rsid="160555dd" officeooo:paragraph-rsid="160555dd"/>
    </style:style>
    <style:style style:name="P162" style:family="paragraph" style:parent-style-name="Standard" style:list-style-name="L1">
      <style:text-properties fo:color="#333333" officeooo:rsid="160555dd" officeooo:paragraph-rsid="16089114"/>
    </style:style>
    <style:style style:name="P163" style:family="paragraph" style:parent-style-name="Standard" style:list-style-name="L1">
      <style:text-properties fo:color="#333333" officeooo:rsid="160555dd" officeooo:paragraph-rsid="16311384"/>
    </style:style>
    <style:style style:name="P164" style:family="paragraph" style:parent-style-name="Standard" style:list-style-name="L1">
      <style:text-properties fo:color="#333333" officeooo:rsid="160555dd" officeooo:paragraph-rsid="162bca66"/>
    </style:style>
    <style:style style:name="P165" style:family="paragraph" style:parent-style-name="Standard" style:list-style-name="L1">
      <style:text-properties fo:color="#333333" officeooo:rsid="160555dd" officeooo:paragraph-rsid="162cfbe6"/>
    </style:style>
    <style:style style:name="P166" style:family="paragraph" style:parent-style-name="Standard" style:list-style-name="L1">
      <style:text-properties fo:color="#333333" officeooo:rsid="160555dd" officeooo:paragraph-rsid="1630bf92"/>
    </style:style>
    <style:style style:name="P167" style:family="paragraph" style:parent-style-name="Standard" style:list-style-name="L1">
      <style:text-properties fo:color="#333333" officeooo:rsid="160555dd" officeooo:paragraph-rsid="162c1f5e"/>
    </style:style>
    <style:style style:name="P168" style:family="paragraph" style:parent-style-name="Standard" style:list-style-name="L1">
      <style:text-properties fo:color="#333333" officeooo:rsid="160555dd" officeooo:paragraph-rsid="162ffb63"/>
    </style:style>
    <style:style style:name="P169" style:family="paragraph" style:parent-style-name="Standard" style:list-style-name="L1">
      <style:text-properties fo:color="#333333" officeooo:rsid="160555dd" officeooo:paragraph-rsid="160df3d4"/>
    </style:style>
    <style:style style:name="P170" style:family="paragraph" style:parent-style-name="Standard" style:list-style-name="L1">
      <style:text-properties fo:color="#333333" officeooo:rsid="160555dd" officeooo:paragraph-rsid="160f3f57"/>
    </style:style>
    <style:style style:name="P171" style:family="paragraph" style:parent-style-name="Standard" style:list-style-name="L1">
      <style:text-properties fo:color="#333333" officeooo:rsid="160555dd" officeooo:paragraph-rsid="16105aa1"/>
    </style:style>
    <style:style style:name="P172" style:family="paragraph" style:parent-style-name="Standard" style:list-style-name="L1">
      <style:text-properties fo:color="#333333" officeooo:rsid="160555dd" officeooo:paragraph-rsid="16198719"/>
    </style:style>
    <style:style style:name="P173" style:family="paragraph" style:parent-style-name="Standard" style:list-style-name="L1">
      <style:text-properties fo:color="#333333" officeooo:rsid="160555dd" officeooo:paragraph-rsid="162689c3"/>
    </style:style>
    <style:style style:name="P174" style:family="paragraph" style:parent-style-name="Standard" style:list-style-name="L1">
      <style:text-properties fo:color="#333333" officeooo:rsid="160555dd" officeooo:paragraph-rsid="161e2bdf"/>
    </style:style>
    <style:style style:name="P175" style:family="paragraph" style:parent-style-name="Standard" style:list-style-name="L1">
      <style:paragraph-properties fo:break-before="page"/>
      <style:text-properties fo:color="#333333" officeooo:rsid="160555dd" officeooo:paragraph-rsid="160fe255"/>
    </style:style>
    <style:style style:name="T1" style:family="text">
      <style:text-properties style:use-window-font-color="true"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2" style:family="text">
      <style:text-properties style:use-window-font-color="true" style:font-name="標楷體1" fo:font-size="17pt" fo:font-weight="bold" officeooo:rsid="1632cd99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use-window-font-color="true" style:font-name="標楷體1" fo:font-size="17pt" fo:font-weight="bold" officeooo:rsid="15e4f5a1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use-window-font-color="true" style:font-name="Liberation Serif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use-window-font-color="true"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use-window-font-color="true" style:font-name="Liberation Serif" fo:font-size="17pt" fo:font-weight="bold" officeooo:rsid="1c4cca60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fo:color="#333333" style:font-name="標楷體1" fo:font-size="17pt" fo:font-weight="bold" officeooo:rsid="16006cb3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fo:color="#333333"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font-name="標楷體1"/>
    </style:style>
    <style:style style:name="T10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font-name="標楷體1" fo:font-size="17pt" fo:font-weight="bold" officeooo:rsid="15e4f5a1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font-name="標楷體1" fo:font-size="17pt" fo:font-weight="bold" officeooo:rsid="15fd40a2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font-name="標楷體1" fo:font-size="17pt" fo:font-weight="bold" officeooo:rsid="15fa9ca9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font-name="標楷體1" fo:font-size="17pt" fo:font-weight="bold" officeooo:rsid="16006cb3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font-name="標楷體1" fo:font-size="17pt" fo:font-weight="bold" officeooo:rsid="16035bb2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font-name="標楷體1" fo:font-size="17pt" fo:font-weight="bold" officeooo:rsid="16089114" style:font-name-asian="標楷體1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style:font-name="標楷體1" fo:font-size="17pt" fo:font-weight="bold" officeooo:rsid="160b1a2e" style:font-name-asian="標楷體1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style:font-name="標楷體1" fo:font-size="17pt" fo:font-weight="bold" officeooo:rsid="160cf201" style:font-name-asian="標楷體1" style:font-size-asian="17pt" style:language-asian="zh" style:country-asian="TW" style:font-weight-asian="bold" style:font-size-complex="17pt" style:font-weight-complex="bold"/>
    </style:style>
    <style:style style:name="T20" style:family="text">
      <style:text-properties style:font-name="標楷體1" fo:font-size="17pt" fo:font-weight="bold" officeooo:rsid="16153c8f" style:font-name-asian="標楷體1" style:font-size-asian="17pt" style:language-asian="zh" style:country-asian="TW" style:font-weight-asian="bold" style:font-size-complex="17pt" style:font-weight-complex="bold"/>
    </style:style>
    <style:style style:name="T21" style:family="text">
      <style:text-properties style:font-name="標楷體1" fo:font-size="17pt" fo:font-weight="bold" officeooo:rsid="161733e5" style:font-name-asian="標楷體1" style:font-size-asian="17pt" style:language-asian="zh" style:country-asian="TW" style:font-weight-asian="bold" style:font-size-complex="17pt" style:font-weight-complex="bold"/>
    </style:style>
    <style:style style:name="T22" style:family="text">
      <style:text-properties style:font-name="標楷體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23" style:family="text">
      <style:text-properties style:font-name="標楷體1" fo:font-size="17pt" fo:font-weight="bold" officeooo:rsid="1c4cca60" style:font-name-asian="標楷體1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style:font-name="標楷體1" fo:font-size="17pt" fo:font-weight="bold" officeooo:rsid="1c4c0155" style:font-name-asian="標楷體1" style:font-size-asian="17pt" style:language-asian="zh" style:country-asian="TW" style:font-weight-asian="bold" style:font-size-complex="17pt" style:font-weight-complex="bold"/>
    </style:style>
    <style:style style:name="T25" style:family="text">
      <style:text-properties style:font-name="標楷體1" fo:font-size="17pt" fo:font-weight="bold" officeooo:rsid="1c693d9d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font-name="標楷體1" fo:font-size="17pt" fo:font-weight="bold" officeooo:rsid="1c90cf4a" style:font-name-asian="標楷體1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font-name="標楷體1" fo:font-size="17pt" fo:font-weight="bold" officeooo:rsid="1c91ed3b" style:font-name-asian="標楷體1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1" fo:font-size="17pt" fo:font-weight="bold" officeooo:rsid="1c55c239" style:font-name-asian="標楷體1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1" fo:font-size="17pt" fo:font-weight="bold" officeooo:rsid="1c55d3cf" style:font-name-asian="標楷體1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style:font-name="標楷體1" fo:font-size="17pt" fo:font-weight="bold" officeooo:rsid="1c6c3e22" style:font-name-asian="標楷體1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style:font-name="標楷體1" fo:font-size="17pt" fo:font-weight="bold" officeooo:rsid="1c540ba3" style:font-name-asian="標楷體1" style:font-size-asian="17pt" style:language-asian="zh" style:country-asian="TW" style:font-weight-asian="bold" style:font-size-complex="17pt" style:font-weight-complex="bold"/>
    </style:style>
    <style:style style:name="T32" style:family="text">
      <style:text-properties style:font-name="標楷體1" fo:font-size="17pt" fo:font-weight="bold" officeooo:rsid="1c745401" style:font-name-asian="標楷體1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style:font-name="標楷體1" fo:font-size="17pt" fo:font-weight="bold" officeooo:rsid="1c62cc6b" style:font-name-asian="標楷體1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style:font-name="標楷體1" fo:font-size="17pt" fo:font-weight="bold" officeooo:rsid="1c9e936b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1" fo:font-size="17pt" fo:font-weight="bold" officeooo:rsid="1c9b4033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font-name="標楷體1" fo:font-size="17pt" fo:font-weight="bold" officeooo:rsid="1cae3754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font-name="標楷體1" fo:font-size="17pt" fo:font-weight="bold" officeooo:rsid="1cb046be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font-name="標楷體1" fo:font-size="17pt" fo:font-weight="bold" officeooo:rsid="1cb1844d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font-name="標楷體1" fo:font-size="17pt" fo:font-weight="bold" officeooo:rsid="1cd959e4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標楷體1" fo:font-size="17pt" fo:font-weight="bold" officeooo:rsid="1cd977d2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標楷體1" fo:font-size="17pt" fo:font-weight="bold" officeooo:rsid="1ce2d835" style:font-name-asian="標楷體1" style:font-size-asian="17pt" style:language-asian="zh" style:country-asian="TW" style:font-weight-asian="bold" style:font-size-complex="17pt" style:font-weight-complex="bold"/>
    </style:style>
    <style:style style:name="T42" style:family="text">
      <style:text-properties style:font-name="標楷體1" fo:font-size="17pt" fo:font-weight="bold" officeooo:rsid="1ce34cd7" style:font-name-asian="標楷體1" style:font-size-asian="17pt" style:language-asian="zh" style:country-asian="TW" style:font-weight-asian="bold" style:font-size-complex="17pt" style:font-weight-complex="bold"/>
    </style:style>
    <style:style style:name="T43" style:family="text">
      <style:text-properties style:font-name="標楷體1" fo:font-size="17pt" fo:font-weight="bold" officeooo:rsid="1c8bf6a9" style:font-name-asian="標楷體1" style:font-size-asian="17pt" style:language-asian="zh" style:country-asian="TW" style:font-weight-asian="bold" style:font-size-complex="17pt" style:font-weight-complex="bold"/>
    </style:style>
    <style:style style:name="T44" style:family="text">
      <style:text-properties style:font-name="標楷體1" fo:font-size="17pt" fo:font-weight="bold" officeooo:rsid="1c97e939" style:font-name-asian="標楷體1" style:font-size-asian="17pt" style:language-asian="zh" style:country-asian="TW" style:font-weight-asian="bold" style:font-size-complex="17pt" style:font-weight-complex="bold"/>
    </style:style>
    <style:style style:name="T45" style:family="text">
      <style:text-properties style:font-name="標楷體1" fo:font-size="17pt" fo:font-weight="bold" officeooo:rsid="1cdb3313" style:font-name-asian="標楷體1" style:font-size-asian="17pt" style:language-asian="zh" style:country-asian="TW" style:font-weight-asian="bold" style:font-size-complex="17pt" style:font-weight-complex="bold"/>
    </style:style>
    <style:style style:name="T46" style:family="text">
      <style:text-properties style:font-name="標楷體1" fo:font-size="17pt" fo:font-weight="bold" officeooo:rsid="1cdea26f" style:font-name-asian="標楷體1" style:font-size-asian="17pt" style:language-asian="zh" style:country-asian="TW" style:font-weight-asian="bold" style:font-size-complex="17pt" style:font-weight-complex="bold"/>
    </style:style>
    <style:style style:name="T47" style:family="text">
      <style:text-properties style:font-name="標楷體1" fo:font-size="17pt" fo:font-weight="bold" officeooo:rsid="1cf83298" style:font-name-asian="標楷體1" style:font-size-asian="17pt" style:language-asian="zh" style:country-asian="TW" style:font-weight-asian="bold" style:font-size-complex="17pt" style:font-weight-complex="bold"/>
    </style:style>
    <style:style style:name="T48" style:family="text">
      <style:text-properties style:font-name="標楷體1" fo:font-size="17pt" fo:font-weight="bold" officeooo:rsid="1d0be610" style:font-name-asian="標楷體1" style:font-size-asian="17pt" style:language-asian="zh" style:country-asian="TW" style:font-weight-asian="bold" style:font-size-complex="17pt" style:font-weight-complex="bold"/>
    </style:style>
    <style:style style:name="T49" style:family="text">
      <style:text-properties style:font-name="標楷體1" fo:font-size="17pt" fo:font-weight="bold" officeooo:rsid="1d307f07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style:font-name="標楷體1" fo:font-size="17pt" fo:font-weight="bold" officeooo:rsid="1df35724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style:font-name="標楷體1" fo:font-size="17pt" fo:font-weight="bold" officeooo:rsid="1eaa868c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style:font-name="標楷體1" officeooo:rsid="15e4f5a1"/>
    </style:style>
    <style:style style:name="T53" style:family="text">
      <style:text-properties style:font-name="標楷體1" officeooo:rsid="15e810e7"/>
    </style:style>
    <style:style style:name="T54" style:family="text">
      <style:text-properties style:font-name="標楷體1" officeooo:rsid="114556d7"/>
    </style:style>
    <style:style style:name="T55" style:family="text">
      <style:text-properties style:font-name="標楷體1" officeooo:rsid="1c55d3cf"/>
    </style:style>
    <style:style style:name="T56" style:family="text">
      <style:text-properties style:font-name="標楷體1" officeooo:rsid="1cae3754"/>
    </style:style>
    <style:style style:name="T57" style:family="text">
      <style:text-properties style:font-name="標楷體1" officeooo:rsid="1d0be610"/>
    </style:style>
    <style:style style:name="T58" style:family="text">
      <style:text-properties style:font-name="標楷體1" officeooo:rsid="1d307f07"/>
    </style:style>
    <style:style style:name="T59" style:family="text">
      <style:text-properties style:font-name="標楷體1" officeooo:rsid="1df35724"/>
    </style:style>
    <style:style style:name="T60" style:family="text">
      <style:text-properties fo:color="#050505"/>
    </style:style>
    <style:style style:name="T61" style:family="text">
      <style:text-properties fo:color="#050505"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62" style:family="text">
      <style:text-properties fo:color="#050505" style:font-name="Liberation Serif" fo:font-size="17pt" fo:font-weight="bold" officeooo:rsid="1c745401" style:font-name-asian="標楷體1" style:font-size-asian="17pt" style:language-asian="zh" style:country-asian="TW" style:font-weight-asian="bold" style:font-size-complex="17pt" style:font-weight-complex="bold"/>
    </style:style>
    <style:style style:name="T63" style:family="text">
      <style:text-properties fo:color="#050505" style:font-name="Liberation Serif" fo:font-size="17pt" fo:font-weight="bold" officeooo:rsid="1d4d3ef2" style:font-name-asian="標楷體1" style:font-size-asian="17pt" style:language-asian="zh" style:country-asian="TW" style:font-weight-asian="bold" style:font-size-complex="17pt" style:font-weight-complex="bold"/>
    </style:style>
    <style:style style:name="T64" style:family="text">
      <style:text-properties fo:color="#050505" style:font-name="Liberation Serif" fo:font-size="17pt" fo:font-weight="bold" officeooo:rsid="1d0be610" style:font-name-asian="標楷體1" style:font-size-asian="17pt" style:language-asian="zh" style:country-asian="TW" style:font-weight-asian="bold" style:font-size-complex="17pt" style:font-weight-complex="bold"/>
    </style:style>
    <style:style style:name="T65" style:family="text">
      <style:text-properties fo:color="#050505" style:font-name="Liberation Serif" fo:font-size="17pt" fo:font-weight="bold" officeooo:rsid="1d68f101" style:font-name-asian="標楷體1" style:font-size-asian="17pt" style:language-asian="zh" style:country-asian="TW" style:font-weight-asian="bold" style:font-size-complex="17pt" style:font-weight-complex="bold"/>
    </style:style>
    <style:style style:name="T66" style:family="text">
      <style:text-properties fo:color="#050505" style:font-name="Liberation Serif" fo:font-size="17pt" fo:font-weight="bold" officeooo:rsid="1d307f07" style:font-name-asian="標楷體1" style:font-size-asian="17pt" style:language-asian="zh" style:country-asian="TW" style:font-weight-asian="bold" style:font-size-complex="17pt" style:font-weight-complex="bold"/>
    </style:style>
    <style:style style:name="T67" style:family="text">
      <style:text-properties fo:color="#050505" style:font-name="標楷體1"/>
    </style:style>
    <style:style style:name="T68" style:family="text">
      <style:text-properties fo:color="#050505"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fo:color="#050505" style:font-name="標楷體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fo:color="#050505" style:font-name="標楷體1" fo:font-size="17pt" fo:font-weight="bold" officeooo:rsid="1d0be610" style:font-name-asian="標楷體1" style:font-size-asian="17pt" style:language-asian="zh" style:country-asian="TW" style:font-weight-asian="bold" style:font-size-complex="17pt" style:font-weight-complex="bold"/>
    </style:style>
    <style:style style:name="T71" style:family="text">
      <style:text-properties fo:color="#050505" style:font-name="標楷體1" fo:font-size="17pt" fo:font-weight="bold" officeooo:rsid="1d307f07" style:font-name-asian="標楷體1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fo:color="#050505" style:font-name="標楷體1" fo:font-size="17pt" fo:font-weight="bold" officeooo:rsid="1d68f101" style:font-name-asian="標楷體1" style:font-size-asian="17pt" style:language-asian="zh" style:country-asian="TW" style:font-weight-asian="bold" style:font-size-complex="17pt" style:font-weight-complex="bold"/>
    </style:style>
    <style:style style:name="T73" style:family="text">
      <style:text-properties fo:color="#050505" style:font-name="標楷體1" fo:font-size="17pt" fo:font-weight="bold" officeooo:rsid="1d528538" style:font-name-asian="標楷體1" style:font-size-asian="17pt" style:language-asian="zh" style:country-asian="TW" style:font-weight-asian="bold" style:font-size-complex="17pt" style:font-weight-complex="bold"/>
    </style:style>
    <style:style style:name="T74" style:family="text">
      <style:text-properties fo:color="#050505" style:font-name="標楷體1" officeooo:rsid="15e810e7"/>
    </style:style>
    <style:style style:name="T75" style:family="text">
      <style:text-properties fo:color="#050505" style:font-name="標楷體1" officeooo:rsid="1d0be610"/>
    </style:style>
    <style:style style:name="T76" style:family="text">
      <style:text-properties fo:color="#050505" style:font-name="標楷體1" officeooo:rsid="1d307f07"/>
    </style:style>
    <style:style style:name="T77" style:family="text">
      <style:text-properties fo:color="#050505" style:font-name="標楷體1" officeooo:rsid="114556d7"/>
    </style:style>
    <style:style style:name="T78" style:family="text">
      <style:text-properties fo:color="#050505" officeooo:rsid="15e810e7"/>
    </style:style>
    <style:style style:name="T79" style:family="text">
      <style:text-properties fo:color="#050505" officeooo:rsid="1d307f07"/>
    </style:style>
    <style:style style:name="T80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81" style:family="text">
      <style:text-properties style:font-name="Liberation Serif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82" style:family="text">
      <style:text-properties style:font-name="Liberation Serif" fo:font-size="17pt" fo:font-weight="bold" officeooo:rsid="17960ee9" style:font-name-asian="標楷體1" style:font-size-asian="17pt" style:language-asian="zh" style:country-asian="TW" style:font-weight-asian="bold" style:font-size-complex="17pt" style:font-weight-complex="bold"/>
    </style:style>
    <style:style style:name="T83" style:family="text">
      <style:text-properties style:font-name="Liberation Serif" fo:font-size="17pt" fo:font-weight="bold" officeooo:rsid="1c4c0155" style:font-name-asian="標楷體1" style:font-size-asian="17pt" style:language-asian="zh" style:country-asian="TW" style:font-weight-asian="bold" style:font-size-complex="17pt" style:font-weight-complex="bold"/>
    </style:style>
    <style:style style:name="T84" style:family="text">
      <style:text-properties style:font-name="Liberation Serif" fo:font-size="17pt" fo:font-weight="bold" officeooo:rsid="1c55d3cf" style:font-name-asian="標楷體1" style:font-size-asian="17pt" style:language-asian="zh" style:country-asian="TW" style:font-weight-asian="bold" style:font-size-complex="17pt" style:font-weight-complex="bold"/>
    </style:style>
    <style:style style:name="T85" style:family="text">
      <style:text-properties style:font-name="Liberation Serif" fo:font-size="17pt" fo:font-weight="bold" officeooo:rsid="1c540ba3" style:font-name-asian="標楷體1" style:font-size-asian="17pt" style:language-asian="zh" style:country-asian="TW" style:font-weight-asian="bold" style:font-size-complex="17pt" style:font-weight-complex="bold"/>
    </style:style>
    <style:style style:name="T86" style:family="text">
      <style:text-properties style:font-name="Liberation Serif" fo:font-size="17pt" fo:font-weight="bold" officeooo:rsid="1c693d9d" style:font-name-asian="標楷體1" style:font-size-asian="17pt" style:language-asian="zh" style:country-asian="TW" style:font-weight-asian="bold" style:font-size-complex="17pt" style:font-weight-complex="bold"/>
    </style:style>
    <style:style style:name="T87" style:family="text">
      <style:text-properties style:font-name="Liberation Serif" fo:font-size="17pt" fo:font-weight="bold" officeooo:rsid="1c745401" style:font-name-asian="標楷體1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style:font-name="Liberation Serif" fo:font-size="17pt" fo:font-weight="bold" officeooo:rsid="1c7982c9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style:font-name="Liberation Serif" fo:font-size="17pt" fo:font-weight="bold" officeooo:rsid="1cb4cff4" style:font-name-asian="標楷體1" style:font-size-asian="17pt" style:language-asian="zh" style:country-asian="TW" style:font-weight-asian="bold" style:font-size-complex="17pt" style:font-weight-complex="bold"/>
    </style:style>
    <style:style style:name="T90" style:family="text">
      <style:text-properties style:font-name="Liberation Serif" fo:font-size="17pt" fo:font-weight="bold" officeooo:rsid="1cba3897" style:font-name-asian="標楷體1" style:font-size-asian="17pt" style:language-asian="zh" style:country-asian="TW" style:font-weight-asian="bold" style:font-size-complex="17pt" style:font-weight-complex="bold"/>
    </style:style>
    <style:style style:name="T91" style:family="text">
      <style:text-properties style:font-name="Liberation Serif" fo:font-size="17pt" fo:font-weight="bold" officeooo:rsid="1cdf0e36" style:font-name-asian="標楷體1" style:font-size-asian="17pt" style:language-asian="zh" style:country-asian="TW" style:font-weight-asian="bold" style:font-size-complex="17pt" style:font-weight-complex="bold"/>
    </style:style>
    <style:style style:name="T92" style:family="text">
      <style:text-properties style:font-name="Liberation Serif" fo:font-size="17pt" fo:font-weight="bold" officeooo:rsid="1ce2d835" style:font-name-asian="標楷體1" style:font-size-asian="17pt" style:language-asian="zh" style:country-asian="TW" style:font-weight-asian="bold" style:font-size-complex="17pt" style:font-weight-complex="bold"/>
    </style:style>
    <style:style style:name="T93" style:family="text">
      <style:text-properties style:font-name="Liberation Serif" fo:font-size="17pt" fo:font-weight="bold" officeooo:rsid="1d0be610" style:font-name-asian="標楷體1" style:font-size-asian="17pt" style:language-asian="zh" style:country-asian="TW" style:font-weight-asian="bold" style:font-size-complex="17pt" style:font-weight-complex="bold"/>
    </style:style>
    <style:style style:name="T94" style:family="text">
      <style:text-properties style:font-name="Liberation Serif" fo:font-size="17pt" fo:font-weight="bold" officeooo:rsid="1d307f07" style:font-name-asian="標楷體1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style:font-name="Liberation Serif" fo:font-size="17pt" fo:font-weight="bold" officeooo:rsid="1e96b766" style:font-name-asian="標楷體1" style:font-size-asian="17pt" style:language-asian="zh" style:country-asian="TW" style:font-weight-asian="bold" style:font-size-complex="17pt" style:font-weight-complex="bold"/>
    </style:style>
    <style:style style:name="T96" style:family="text">
      <style:text-properties style:font-name="Liberation Serif" fo:font-size="17pt" fo:font-weight="bold" officeooo:rsid="1eaa868c" style:font-name-asian="標楷體1" style:font-size-asian="17pt" style:language-asian="zh" style:country-asian="TW" style:font-weight-asian="bold" style:font-size-complex="17pt" style:font-weight-complex="bold"/>
    </style:style>
    <style:style style:name="T97" style:family="text">
      <style:text-properties style:font-name="Liberation Serif" fo:font-size="17pt" fo:font-weight="bold" officeooo:rsid="1eb1fe55" style:font-name-asian="標楷體1" style:font-size-asian="17pt" style:language-asian="zh" style:country-asian="TW" style:font-weight-asian="bold" style:font-size-complex="17pt" style:font-weight-complex="bold"/>
    </style:style>
    <style:style style:name="T98" style:family="text">
      <style:text-properties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99" style:family="text">
      <style:text-properties fo:font-size="17pt" fo:font-weight="bold" officeooo:rsid="1c55d3cf" style:font-name-asian="標楷體1" style:font-size-asian="17pt" style:language-asian="zh" style:country-asian="TW" style:font-weight-asian="bold" style:font-size-complex="17pt" style:font-weight-complex="bold"/>
    </style:style>
    <style:style style:name="T100" style:family="text">
      <style:text-properties fo:font-size="17pt" fo:font-weight="bold" officeooo:rsid="1c62cc6b" style:font-name-asian="標楷體1" style:font-size-asian="17pt" style:language-asian="zh" style:country-asian="TW" style:font-weight-asian="bold" style:font-size-complex="17pt" style:font-weight-complex="bold"/>
    </style:style>
    <style:style style:name="T101" style:family="text">
      <style:text-properties fo:font-size="17pt" fo:font-weight="bold" officeooo:rsid="1cb1844d" style:font-name-asian="標楷體1" style:font-size-asian="17pt" style:language-asian="zh" style:country-asian="TW" style:font-weight-asian="bold" style:font-size-complex="17pt" style:font-weight-complex="bold"/>
    </style:style>
    <style:style style:name="T102" style:family="text">
      <style:text-properties fo:font-size="17pt" fo:font-weight="bold" officeooo:rsid="1c745401" style:font-name-asian="標楷體1" style:font-size-asian="17pt" style:language-asian="zh" style:country-asian="TW" style:font-weight-asian="bold" style:font-size-complex="17pt" style:font-weight-complex="bold"/>
    </style:style>
    <style:style style:name="T103" style:family="text">
      <style:text-properties officeooo:rsid="15e810e7"/>
    </style:style>
    <style:style style:name="T104" style:family="text">
      <style:text-properties officeooo:rsid="1cb4cff4"/>
    </style:style>
    <style:style style:name="T105" style:family="text">
      <style:text-properties officeooo:rsid="1c55d3cf"/>
    </style:style>
    <style:style style:name="T106" style:family="text">
      <style:text-properties officeooo:rsid="1d307f07"/>
    </style:style>
    <style:style style:name="T107" style:family="text">
      <style:text-properties officeooo:rsid="1d0be610"/>
    </style:style>
    <style:style style:name="T108" style:family="text">
      <style:text-properties style:font-name="Arial" fo:font-size="17pt" fo:font-weight="bold" officeooo:rsid="1e96b766" style:font-name-asian="Arial" style:font-size-asian="17pt" style:language-asian="zh" style:country-asian="TW" style:font-weight-asian="bold" style:font-size-complex="17pt" style:font-weight-complex="bold"/>
    </style:style>
    <style:style style:name="T10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style:text-underline-style="none" officeooo:rsid="3b344815" style:font-style-asian="normal" style:font-name-complex="標楷體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79130754" text:style-name="L1">
        <text:list-item>
          <text:p text:style-name="P2"><text:bookmark-start text:name="能量層級 與 外在環境 與 內在物質"/>能量層級 與 外在環境 與 內在物質<text:bookmark-end text:name="能量層級 與 外在環境 與 內在物質"/></text:p>
          <text:list>
            <text:list-item>
              <text:p text:style-name="P48">&lt;?a&gt;個體 是 &lt;?a&gt;能量層級 的（真實、投影）個體（能量、儲量）。</text:p>
            </text:list-item>
            <text:list-item>
              <text:p text:style-name="P49">&lt;?a&gt;個體 是 &lt;?a&gt;能量層級 的（真實、投影）個體（無機體、有機體、游離體）。</text:p>
              <text:list>
                <text:list-item>
                  <text:p text:style-name="P49">真實個體 是 該個體 就是 純、純粹的、單純的 &lt;?a&gt;個體。</text:p>
                </text:list-item>
                <text:list-item>
                  <text:p text:style-name="P50">投影個體 是 &lt;?n&gt; ~ &lt;?a+1&gt; 個體 投影、等效 到 &lt;?a&gt;能量層級 的 個體。</text:p>
                  <text:list>
                    <text:list-item>
                      <text:p text:style-name="P51">&lt;?a&gt;個體 有機率 能夠 感測到 投影個體。</text:p>
                    </text:list-item>
                    <text:list-item>
                      <text:p text:style-name="P51">&lt;?a&gt;個體 本能、傳承 的 感測 器、技術 越高，感測到投影個體 的 機率 越高。</text:p>
                    </text:list-item>
                    <text:list-item>
                      <text:p text:style-name="P51">&lt;?a&gt;個體 感測 投影個體，輕易 錯誤 認定 投影個體 是 某一特定的&lt;?a&gt;個體。</text:p>
                      <text:list>
                        <text:list-item>
                          <text:p text:style-name="P52">實際上 該投影個體 是 &lt;?n&gt; ~ &lt;?a+1&gt; 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令 n &gt; a &gt; u；a 為 任意數。</text:p>
              <text:list>
                <text:list-item>
                  <text:p text:style-name="P54">n 是 &lt;?a&gt;個體 所隸屬 最大能量層級 的 個體 的 能量層級。</text:p>
                  <text:list>
                    <text:list-item>
                      <text:p text:style-name="P54">n 是 &lt;?a&gt;個體 所隸屬 的 個體 的 最大能量層級。</text:p>
                    </text:list-item>
                    <text:list-item>
                      <text:p text:style-name="P54">&lt;?n&gt;個體 被 虛無個體 蘊含。</text:p>
                      <text:list>
                        <text:list-item>
                          <text:p text:style-name="P54">虛無個體 是 虛幻個體、虛構個體、不存在的個體。</text:p>
                        </text:list-item>
                        <text:list-item>
                          <text:p text:style-name="P54">蘊含 的 明顯例子 是 空間 蘊含 人類。</text:p>
                          <text:list>
                            <text:list-item>
                              <text:p text:style-name="P54">空間 是 &lt;?3&gt;個體。</text:p>
                            </text:list-item>
                            <text:list-item>
                              <text:p text:style-name="P54">人類 是 &lt;?2&gt;個體。</text:p>
                            </text:list-item>
                          </text:list>
                        </text:list-item>
                        <text:list-item>
                          <text:p text:style-name="P55">蘊含 的 明顯例子 是 人類 蘊含 生物電流。</text:p>
                          <text:list>
                            <text:list-item>
                              <text:p text:style-name="P56">生物電流 是 &lt;?1&gt;個體。</text:p>
                            </text:list-item>
                          </text:list>
                        </text:list-item>
                        <text:list-item>
                          <text:p text:style-name="P57">蘊含 的 明顯例子 是 物體 蘊含 動能。</text:p>
                          <text:list>
                            <text:list-item>
                              <text:p text:style-name="P56">物體 是 &lt;?2&gt;個體。</text:p>
                            </text:list-item>
                          </text:list>
                        </text:list-item>
                        <text:list-item>
                          <text:p text:style-name="P54">生物電流 是 &lt;?1&gt;個體。</text:p>
                        </text:list-item>
                      </text:list>
                    </text:list-item>
                    <text:list-item>
                      <text:p text:style-name="P54">虛無個體 蘊含 &lt;?n&gt;個體。</text:p>
                    </text:list-item>
                    <text:list-item>
                      <text:p text:style-name="P58">&lt;?n&gt;個體 不被 任何 個體 蘊含。</text:p>
                      <text:list>
                        <text:list-item>
                          <text:p text:style-name="P58">&lt;?n&gt;個體 蘊含 &lt;?a&gt;個體、&lt;?u&gt;個體。</text:p>
                          <text:list>
                            <text:list-item>
                              <text:p text:style-name="P58">&lt;?a&gt;個體 存在、生存 於 &lt;?n&gt;個體 裡面。</text:p>
                            </text:list-item>
                          </text:list>
                        </text:list-item>
                        <text:list-item>
                          <text:p text:style-name="P58">&lt;?a&gt;個體 蘊含 &lt;?u&gt;個體。</text:p>
                          <text:list>
                            <text:list-item>
                              <text:p text:style-name="P58">&lt;?u&gt;個體 存在、生存 於 &lt;?a&gt;個體 裡面。</text:p>
                            </text:list-item>
                          </text:list>
                        </text:list-item>
                        <text:list-item>
                          <text:p text:style-name="P58">&lt;?u&gt;個體 沒有 蘊含 任何 個體。</text:p>
                        </text:list-item>
                      </text:list>
                    </text:list-item>
                    <text:list-item>
                      <text:p text:style-name="P59">&lt;?n&gt;個體 蘊含 &lt;?n-1&gt; ~ &lt;?u&gt; 個體。</text:p>
                      <text:list>
                        <text:list-item>
                          <text:p text:style-name="P59">&lt;?n&gt;個體 是 &lt;?n-1&gt; ~ &lt;?u&gt; 個體 的 外在環境。</text:p>
                        </text:list-item>
                        <text:list-item>
                          <text:p text:style-name="P59">&lt;?n-1&gt; ~ &lt;?u&gt; 個體 是 &lt;?n&gt;個體 的 內在物質。</text:p>
                        </text:list-item>
                      </text:list>
                    </text:list-item>
                  </text:list>
                </text:list-item>
                <text:list-item>
                  <text:p text:style-name="P59">&lt;?a&gt;個體 存在、生存、生活 於 &lt;?n&gt; ~ &lt;?a+1&gt; 個體 裡面。</text:p>
                  <text:list>
                    <text:list-item>
                      <text:p text:style-name="P59">&lt;?a&gt;個體 蘊含、內含 &lt;?a-1&gt; ~ &lt;?u&gt; 個體。</text:p>
                    </text:list-item>
                    <text:list-item>
                      <text:p text:style-name="P59">&lt;?a&gt;個體 是 &lt;?a-1&gt; ~ &lt;?u&gt; 個體 的 外在環境。</text:p>
                    </text:list-item>
                    <text:list-item>
                      <text:p text:style-name="P59">&lt;?a-1&gt; ~ &lt;?u&gt; 個體 是 &lt;?a&gt;個體 的 內在物質。</text:p>
                    </text:list-item>
                    <text:list-item>
                      <text:p text:style-name="P59">&lt;?a&gt;個體 存在、生存、生活 於 &lt;?a+1&gt;個體 裡面。</text:p>
                    </text:list-item>
                    <text:list-item>
                      <text:p text:style-name="P59">&lt;?a&gt;個體 在 &lt;?a+1&gt;個體 裡面 傳遞、移動、轉換 能量、儲量。</text:p>
                    </text:list-item>
                    <text:list-item>
                      <text:p text:style-name="P60">&lt;?a&gt;個體 無法直接 在 &lt;?a&gt; ~ &lt;?u&gt; 個體 裡面 傳遞、移動、轉換 能量、儲量。</text:p>
                      <text:list>
                        <text:list-item>
                          <text:p text:style-name="P60">&lt;?a&gt; ~ &lt;?u&gt; 個體 無法、極端難以 蘊含 &lt;?a&gt;個體。</text:p>
                        </text:list-item>
                      </text:list>
                    </text:list-item>
                    <text:list-item>
                      <text:p text:style-name="P60">&lt;?a&gt;個體 要 降解 成 &lt;?a-1&gt;個體 才能 被 其他的 &lt;?a&gt;個體 蘊含。</text:p>
                    </text:list-item>
                    <text:list-item>
                      <text:p text:style-name="P60">&lt;?a&gt;個體 透過 &lt;?a+1&gt; 個體 作為 介質、媒介 傳遞、移動、轉換 能量、儲量。</text:p>
                    </text:list-item>
                    <text:list-item>
                      <text:p text:style-name="P60">&lt;?a&gt;個體 無法 透過 &lt;?a&gt; ~ &lt;?u&gt; 個體 作為 介質、媒介 傳遞 能量、儲量。</text:p>
                    </text:list-item>
                  </text:list>
                </text:list-item>
                <text:list-item>
                  <text:p text:style-name="P61">u 是 &lt;?a&gt;個體 所蘊含 最小能量層級 的 個體 的 能量層級。</text:p>
                  <text:list>
                    <text:list-item>
                      <text:p text:style-name="P62">u 是 &lt;?a&gt;個體 所蘊含 的 個體 的 最小能量層級。</text:p>
                    </text:list-item>
                    <text:list-item>
                      <text:p text:style-name="P59">&lt;?u&gt;個體 存在、生存、生活 於 &lt;?n&gt; ~ &lt;?u+1&gt; 個體 裡面。</text:p>
                    </text:list-item>
                    <text:list-item>
                      <text:p text:style-name="P59">&lt;?u&gt;個體 沒有 蘊含 任何 個體。</text:p>
                    </text:list-item>
                  </text:list>
                </text:list-item>
                <text:list-item>
                  <text:p text:style-name="P63">結構化能量 擁有 排他性、內聚性。</text:p>
                  <text:list>
                    <text:list-item>
                      <text:p text:style-name="P64">結構化能量 會 跟 其他的結構化能量 發生 排他性。</text:p>
                      <text:list>
                        <text:list-item>
                          <text:p text:style-name="P74">排他性 是 碰撞、無法重合、無法重疊。</text:p>
                        </text:list-item>
                      </text:list>
                    </text:list-item>
                    <text:list-item>
                      <text:p text:style-name="P64">結構化能量 的 明顯例子 是 &lt;?2&gt;個體 的 物質、物體。</text:p>
                    </text:list-item>
                  </text:list>
                </text:list-item>
              </text:list>
            </text:list-item>
            <text:list-item>
              <text:p text:style-name="P59">令 m &gt; b &gt; w；b 為 任意數。</text:p>
              <text:list>
                <text:list-item>
                  <text:p text:style-name="P59">&lt;?m&gt;個體 被 虛無個體 蘊含。</text:p>
                </text:list-item>
                <text:list-item>
                  <text:p text:style-name="P59">&lt;?w&gt;個體 沒有 蘊含 任何 個體。</text:p>
                </text:list-item>
                <text:list-item>
                  <text:p text:style-name="P59">&lt;?m&gt;個體 和 &lt;?n&gt;個體 相互獨立、相互不蘊含、相互不在對方的裡面生存。</text:p>
                </text:list-item>
                <text:list-item>
                  <text:p text:style-name="P59">m 不一定、沒有被限制 等於 n。</text:p>
                </text:list-item>
                <text:list-item>
                  <text:p text:style-name="P59">w 不一定、沒有被限制 等於 u。</text:p>
                </text:list-item>
                <text:list-item>
                  <text:p text:style-name="P59">w 也 可以、有可能、有機率 大於 n。</text:p>
                </text:list-item>
                <text:list-item>
                  <text:p text:style-name="P59">&lt;?a&gt;個體 和 &lt;?b&gt;個體 有機率 是 相同、同一個 能量層級、儲量層級 的 個體。</text:p>
                </text:list-item>
              </text:list>
            </text:list-item>
            <text:list-item>
              <text:p text:style-name="P65">&lt;?2&gt;個體</text:p>
              <text:list>
                <text:list-item>
                  <text:p text:style-name="P65">&lt;?2&gt;個體 是 物體、物質、能量、動物、植物、人類、水、樹木、雲、霧、石頭。</text:p>
                </text:list-item>
                <text:list-item>
                  <text:p text:style-name="P65">&lt;?2&gt;個體 是 地球、萬有引力、物理法則、化學反應。</text:p>
                </text:list-item>
              </text:list>
            </text:list-item>
          </text:list>
        </text:list-item>
        <text:list-item>
          <text:p text:style-name="P3"><text:bookmark-start text:name="暗物質、暗能量"/>暗物質、暗能量<text:bookmark-end text:name="暗物質、暗能量"/></text:p>
          <text:list>
            <text:list-item>
              <text:p text:style-name="P15">暗物質、暗能量 有兩種。</text:p>
              <text:list>
                <text:list-item>
                  <text:p text:style-name="P90"><text:span text:style-name="T11">&lt;_?</text:span><text:span text:style-name="T22">3_&gt;</text:span><text:span text:style-name="T81">個體（本身）在 運動。</text:span><text:span text:style-name="T61">（明顯例子，</text:span><text:span text:style-name="T68">&lt;_?</text:span><text:span text:style-name="T69">3_&gt;</text:span><text:span text:style-name="T61">個體</text:span><text:span text:style-name="T63">在運動、內部機制運作、成長期</text:span><text:span text:style-name="T61">）</text:span></text:p>
                  <text:list>
                    <text:list-item>
                      <text:p text:style-name="P4">對於 該觀測個體 來說，該物質、該能量 是 無中生有、不應該出現、觀測不到。</text:p>
                      <text:list>
                        <text:list-item>
                          <text:p text:style-name="P91"><text:span text:style-name="T80">抽象例子，</text:span><text:span text:style-name="T11">&lt;_?</text:span><text:span text:style-name="T22">3_&gt;</text:span><text:span text:style-name="T81">個體 直接蘊含</text:span><text:span text:style-name="T22"> &lt;?1&gt;個</text:span><text:span text:style-name="T81">體。</text:span></text:p>
                          <text:list>
                            <text:list-item>
                              <text:p text:style-name="P92"><text:span text:style-name="T22">&lt;?</text:span><text:span text:style-name="T48">2&gt;</text:span><text:span text:style-name="T93">個體 觀測到 該</text:span><text:span text:style-name="T22">&lt;?1&gt;個</text:span><text:span text:style-name="T81">體 的 作用、影響。</text:span></text:p>
                            </text:list-item>
                            <text:list-item>
                              <text:p text:style-name="P93"><text:span text:style-name="T22">&lt;?</text:span><text:span text:style-name="T48">2&gt;</text:span><text:span text:style-name="T93">個體 有機率認定有 某一特定</text:span><text:span text:style-name="T22">&lt;?</text:span><text:span text:style-name="T48">2&gt;</text:span><text:span text:style-name="T93">個體 直接蘊含</text:span><text:span text:style-name="T81">、發出</text:span><text:span text:style-name="T93"> 該</text:span><text:span text:style-name="T22">&lt;?1&gt;個</text:span><text:span text:style-name="T81">體。</text:span></text:p>
                              <text:list>
                                <text:list-item>
                                  <text:p text:style-name="P94"><text:span text:style-name="T93">該</text:span><text:span text:style-name="T22">&lt;?</text:span><text:span text:style-name="T48">2&gt;</text:span><text:span text:style-name="T93">個體 觀測不到 該某一特定</text:span><text:span text:style-name="T22">&lt;?</text:span><text:span text:style-name="T48">2&gt;</text:span><text:span text:style-name="T93">個體。</text:span></text:p>
                                </text:list-item>
                                <text:list-item>
                                  <text:p text:style-name="P94"><text:span text:style-name="T93">該</text:span><text:span text:style-name="T22">&lt;?</text:span><text:span text:style-name="T48">2&gt;</text:span><text:span text:style-name="T93">個體 有機率認定 該某一特定</text:span><text:span text:style-name="T22">&lt;?</text:span><text:span text:style-name="T48">2&gt;</text:span><text:span text:style-name="T93">個體 是 暗物質。</text:span></text:p>
                                </text:list-item>
                                <text:list-item>
                                  <text:p text:style-name="P95"><text:span text:style-name="T93">實際上，該某一特定</text:span><text:span text:style-name="T22">&lt;?</text:span><text:span text:style-name="T48">2&gt;</text:span><text:span text:style-name="T93">個體 不存在。</text:span><text:span text:style-name="T64">（</text:span><text:span text:style-name="T70">&lt;?</text:span><text:span text:style-name="T71">2&gt;個體 </text:span><text:span text:style-name="T61">需要 </text:span><text:span text:style-name="T68">&lt;_?</text:span><text:span text:style-name="T69">3_&gt;</text:span><text:span text:style-name="T61">個體。）</text:span></text:p>
                                  <text:list>
                                    <text:list-item>
                                      <text:p text:style-name="P95"><text:span text:style-name="T93">該某一特定</text:span><text:span text:style-name="T22">&lt;?</text:span><text:span text:style-name="T48">2&gt;</text:span><text:span text:style-name="T93">個體 是 該</text:span><text:span text:style-name="T22">&lt;?</text:span><text:span text:style-name="T48">2&gt;</text:span><text:span text:style-name="T93">個體 的 假想個體。</text:span><text:span text:style-name="T64">（</text:span><text:span text:style-name="T68">&lt;_?</text:span><text:span text:style-name="T69">3_&gt;</text:span><text:span text:style-name="T61">個體需要）</text:span></text:p>
                                    </text:list-item>
                                    <text:list-item>
                                      <text:p text:style-name="P95"><text:span text:style-name="T93">原因很明顯，</text:span><text:span text:style-name="T11">&lt;_?</text:span><text:span text:style-name="T22">3_&gt;</text:span><text:span text:style-name="T81">個體 直接蘊含、發出</text:span><text:span text:style-name="T22"> </text:span><text:span text:style-name="T93">該</text:span><text:span text:style-name="T22">&lt;?1&gt;個</text:span><text:span text:style-name="T81">體。</text:span><text:span text:style-name="T61">（</text:span><text:span text:style-name="T70">&lt;?</text:span><text:span text:style-name="T71">2&gt;個體。</text:span><text:span text:style-name="T64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5"><text:span text:style-name="T80">明顯例子，</text:span><text:span text:style-name="T11">&lt;_?</text:span><text:span text:style-name="T22">3_&gt;</text:span><text:span text:style-name="T81">個體 直接蘊含</text:span><text:span text:style-name="T22"> 光</text:span><text:span text:style-name="T81">。</text:span><text:span text:style-name="T65">（</text:span><text:span text:style-name="T68">&lt;_?</text:span><text:span text:style-name="T69">3_&gt;</text:span><text:span text:style-name="T61">個體 不需要 某一特定</text:span><text:span text:style-name="T70">&lt;?</text:span><text:span text:style-name="T71">2&gt;個體。）</text:span></text:p>
                          <text:list>
                            <text:list-item>
                              <text:p text:style-name="P95"><text:span text:style-name="T48">人類</text:span><text:span text:style-name="T93">個體 觀測到 該</text:span><text:span text:style-name="T22">光</text:span><text:span text:style-name="T81"> 的 作用、影響。</text:span><text:span text:style-name="T65">（對於</text:span><text:span text:style-name="T68">&lt;_?</text:span><text:span text:style-name="T69">3_&gt;</text:span><text:span text:style-name="T61">個體 來說，</text:span><text:span text:style-name="T72">任何</text:span><text:span text:style-name="T61">）</text:span></text:p>
                              <text:list>
                                <text:list-item>
                                  <text:p text:style-name="P16">明顯例子，人類的望遠鏡 有機率觀測到 不明光點、突然出現的光。</text:p>
                                </text:list-item>
                                <text:list-item>
                                  <text:p text:style-name="P17">明顯例子，人類的望遠鏡 有機率觀測到 恆星突然出現、脈衝訊號突然出現</text:p>
                                  <text:list>
                                    <text:list-item>
                                      <text:p text:style-name="P18">恆星 是 <text:span text:style-name="T54">&lt;_?</text:span><text:span text:style-name="T9">3_&gt;</text:span>個體 直接蘊含的 <text:span text:style-name="T57">&lt;?</text:span><text:span text:style-name="T58">2&gt;個體</text:span><text:span text:style-name="T106">。</text:span><text:span text:style-name="T79">（</text:span><text:span text:style-name="T75">&lt;?</text:span><text:span text:style-name="T76">2&gt;個體都能被取代。）</text:span></text:p>
                                    </text:list-item>
                                    <text:list-item>
                                      <text:p text:style-name="P19">人類的望遠鏡 有機率觀測到 該恆星 發出的 光。</text:p>
                                    </text:list-item>
                                    <text:list-item>
                                      <text:p text:style-name="P20">人類的望遠鏡 有機率觀測到 恆星、雙子星、黑洞 脈衝訊號 突然消失。</text:p>
                                      <text:list>
                                        <text:list-item>
                                          <text:p text:style-name="P21"><text:span text:style-name="T54">明顯例子，&lt;_?</text:span><text:span text:style-name="T9">3_&gt;</text:span>個體 反蘊含<text:span text:style-name="T58"> </text:span>恆星、雙子星、黑洞<text:span text:style-name="T106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">明顯例子，人類的望遠鏡 有機率觀測到 恆星 爆炸又（連續）爆炸 的現象。</text:p>
                                  <text:list>
                                    <text:list-item>
                                      <text:p text:style-name="P66">爆炸 是 孕育→反孕育 現象、過渡現象、過程的顯性特徵。</text:p>
                                      <text:list>
                                        <text:list-item>
                                          <text:p text:style-name="P67">孕育→反孕育 是 孕育 到 反孕育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6">明顯例子，收斂到某一特定數值 的 曲線。</text:p>
                                      <text:list>
                                        <text:list-item>
                                          <text:p text:style-name="P66">某一特定數值 是 零、某一特定目標值。</text:p>
                                        </text:list-item>
                                        <text:list-item>
                                          <text:p text:style-name="P68">恆星 在 孕育狀態 是 穩態、某一特定數值。</text:p>
                                        </text:list-item>
                                        <text:list-item>
                                          <text:p text:style-name="P68">恆星 在 孕育→反孕育 狀態 是 暫態、急速變化數值。</text:p>
                                          <text:list>
                                            <text:list-item>
                                              <text:p text:style-name="P69">曲線 從 孕育狀態，急速 變化。</text:p>
                                            </text:list-item>
                                            <text:list-item>
                                              <text:p text:style-name="P70">曲線 會急速 到達 該值 附近。</text:p>
                                            </text:list-item>
                                            <text:list-item>
                                              <text:p text:style-name="P70">曲線 上下 急速震盪。</text:p>
                                            </text:list-item>
                                            <text:list-item>
                                              <text:p text:style-name="P70">每一次震盪 都是 每一次爆炸 醞釀、餘韻。</text:p>
                                            </text:list-item>
                                            <text:list-item>
                                              <text:p text:style-name="P70">曲線的 極點、轉折點 是 恆星的 爆炸點。</text:p>
                                            </text:list-item>
                                            <text:list-item>
                                              <text:p text:style-name="P71">曲線 通過 極點、轉折點 的瞬間 是 恆星爆炸 的瞬間。</text:p>
                                            </text:list-item>
                                            <text:list-item>
                                              <text:p text:style-name="P72">極點、轉折點 越分散，越容易觀測到 多次爆炸 現象。</text:p>
                                            </text:list-item>
                                            <text:list-item>
                                              <text:p text:style-name="P72">極點、轉折點 越密集，越不易觀測到 多次爆炸 現象。</text:p>
                                            </text:list-item>
                                            <text:list-item>
                                              <text:p text:style-name="P22"><text:span text:style-name="T54">&lt;?</text:span><text:span text:style-name="T59">2&gt;個體 有機率認定 該恆星 只有 爆炸 一次。</text:span></text:p>
                                            </text:list-item>
                                            <text:list-item>
                                              <text:p text:style-name="P23"><text:span text:style-name="T54">&lt;?</text:span><text:span text:style-name="T59">2&gt;個體 有機率認定 該恆星 不是 密集、連續、綿密 爆炸。</text:span></text:p>
                                            </text:list-item>
                                            <text:list-item>
                                              <text:p text:style-name="P5">假定，曲線的 頻率 不是 自然頻率。</text:p>
                                            </text:list-item>
                                            <text:list-item>
                                              <text:p text:style-name="P5">曲線 會逐漸收斂。</text:p>
                                            </text:list-item>
                                            <text:list-item>
                                              <text:p text:style-name="P6">曲線 會收斂在 反孕育狀態。</text:p>
                                            </text:list-item>
                                            <text:list-item>
                                              <text:p text:style-name="P7">假定，曲線的 頻率 是 自然頻率。</text:p>
                                            </text:list-item>
                                            <text:list-item>
                                              <text:p text:style-name="P7">曲線 不會逐漸 收斂、發散。</text:p>
                                            </text:list-item>
                                            <text:list-item>
                                              <text:p text:style-name="P24"><text:span text:style-name="T54">&lt;?</text:span><text:span text:style-name="T59">2&gt;個體 有機率觀測到 恆性 不斷在 爆炸。</text:span></text:p>
                                            </text:list-item>
                                            <text:list-item>
                                              <text:p text:style-name="P8">假定，曲線 在 發散。</text:p>
                                            </text:list-item>
                                            <text:list-item>
                                              <text:p text:style-name="P24"><text:span text:style-name="T54">&lt;?</text:span><text:span text:style-name="T59">2&gt;個體 有機率觀測到 恆性 不斷在 爆炸。</text:span></text:p>
                                            </text:list-item>
                                            <text:list-item>
                                              <text:p text:style-name="P30">該爆炸 威力、範圍、影響、振幅、頻率 有機率不斷 提升、昇華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"><text:span text:style-name="T54">恆星 在 反孕育狀態 是 穩態、某一特定數值。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">明顯例子，人類的望遠鏡 有機率觀測到 恆星突然消失、脈衝訊號突然消失。</text:p>
                                </text:list-item>
                                <text:list-item>
                                  <text:p text:style-name="P73">明顯例子，人類的望遠鏡 有機率觀測到 星系突然消失、星系自轉突然加快。</text:p>
                                </text:list-item>
                              </text:list>
                            </text:list-item>
                            <text:list-item>
                              <text:p text:style-name="P96"><text:span text:style-name="T93">該</text:span><text:span text:style-name="T48">人類</text:span><text:span text:style-name="T93">個體 有機率認定有 物質 直接蘊含、發出 該</text:span><text:span text:style-name="T22">光</text:span><text:span text:style-name="T81">。</text:span></text:p>
                              <text:list>
                                <text:list-item>
                                  <text:p text:style-name="P97"><text:span text:style-name="T93">該</text:span><text:span text:style-name="T48">人類</text:span><text:span text:style-name="T93">個體 觀測不到 該物質。</text:span><text:span text:style-name="T64">（</text:span><text:span text:style-name="T61">只要 有必要，</text:span><text:span text:style-name="T68">&lt;_?</text:span><text:span text:style-name="T69">3_&gt;</text:span><text:span text:style-name="T61">個體 隨時 能殲滅）</text:span></text:p>
                                </text:list-item>
                                <text:list-item>
                                  <text:p text:style-name="P97"><text:span text:style-name="T93">該</text:span><text:span text:style-name="T48">人類</text:span><text:span text:style-name="T93">個體 有機率認定 該物質 是 暗物質。</text:span><text:span text:style-name="T64">（任何</text:span><text:span text:style-name="T70">&lt;?</text:span><text:span text:style-name="T71">2&gt;個體。對於）</text:span></text:p>
                                </text:list-item>
                                <text:list-item>
                                  <text:p text:style-name="P31">實際上，該物質 不存在。<text:span text:style-name="T60">（</text:span><text:span text:style-name="T77">&lt;_?</text:span><text:span text:style-name="T74">3_&gt;</text:span><text:span text:style-name="T78">個體來說，是瞬間殲滅；對於</text:span><text:span text:style-name="T67">&lt;?</text:span><text:span text:style-name="T76">2&gt;個體</text:span></text:p>
                                  <text:list>
                                    <text:list-item>
                                      <text:p text:style-name="P97"><text:span text:style-name="T93">該物質 是 該</text:span><text:span text:style-name="T48">人類</text:span><text:span text:style-name="T93">個體 的 假想個體。</text:span><text:span text:style-name="T64">（</text:span><text:span text:style-name="T71">來說，是 漫長</text:span><text:span text:style-name="T73">的</text:span><text:span text:style-name="T71">無常地獄、）</text:span></text:p>
                                    </text:list-item>
                                    <text:list-item>
                                      <text:p text:style-name="P96"><text:span text:style-name="T93">原因很明顯，</text:span><text:span text:style-name="T11">&lt;_?</text:span><text:span text:style-name="T22">3_&gt;</text:span><text:span text:style-name="T81">個體 直接蘊含、發出</text:span><text:span text:style-name="T22"> </text:span><text:span text:style-name="T93">該</text:span><text:span text:style-name="T22">光</text:span><text:span text:style-name="T81">。</text:span><text:span text:style-name="T61">（超自然的天降神罰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8"><text:span text:style-name="T80">明顯例子，</text:span><text:span text:style-name="T11">&lt;_?</text:span><text:span text:style-name="T22">3_&gt;</text:span><text:span text:style-name="T81">個體 直接蘊含</text:span><text:span text:style-name="T22"> 力</text:span><text:span text:style-name="T81">。</text:span><text:span text:style-name="T61">（。明例，震碎結石、殲滅抽搐動能源頭。）</text:span></text:p>
                          <text:list>
                            <text:list-item>
                              <text:p text:style-name="P92"><text:span text:style-name="T48">人類</text:span><text:span text:style-name="T93">個體 觀測到 該力</text:span><text:span text:style-name="T81">的 作用、影響。</text:span><text:span text:style-name="T61">（只要使用精準度足夠高的工具，就能）</text:span></text:p>
                              <text:list>
                                <text:list-item>
                                  <text:p text:style-name="P26">明顯例子，重力透鏡效應、星系擴張效應。<text:span text:style-name="T60">（作用在要殲滅的 個體、範圍）</text:span></text:p>
                                </text:list-item>
                                <text:list-item>
                                  <text:p text:style-name="P27">明顯例子，（人類認定的）<text:span text:style-name="T107">星系自轉問題、引力、斥力、真空能、宇宙常數</text:span>。</text:p>
                                </text:list-item>
                                <text:list-item>
                                  <text:p text:style-name="P28">明顯例子，（人類認定的）暗物質和暗能量之間的暗相互作用。</text:p>
                                </text:list-item>
                              </text:list>
                            </text:list-item>
                            <text:list-item>
                              <text:p text:style-name="P99"><text:span text:style-name="T93">該</text:span><text:span text:style-name="T48">人類</text:span><text:span text:style-name="T93">個體 有機率認定有 該力 存在。</text:span><text:span text:style-name="T64">（決策、實施 殲滅 的 形式、耗時。）</text:span></text:p>
                            </text:list-item>
                            <text:list-item>
                              <text:p text:style-name="P100"><text:span text:style-name="T93">該</text:span><text:span text:style-name="T48">人類</text:span><text:span text:style-name="T93">個體 有機率認定有 物質 直接蘊含</text:span><text:span text:style-name="T81">、發出</text:span><text:span text:style-name="T93"> 該力</text:span><text:span text:style-name="T81">。</text:span><text:span text:style-name="T66">（明例 削弱、殲滅。）</text:span></text:p>
                              <text:list>
                                <text:list-item>
                                  <text:p text:style-name="P101"><text:span text:style-name="T48">物質 是 &lt;?</text:span><text:span text:style-name="T49">2&gt;個體</text:span><text:span text:style-name="T94">。</text:span><text:span text:style-name="T66">（殲滅 癌化 的</text:span><text:span text:style-name="T70">&lt;?</text:span><text:span text:style-name="T71">2&gt;個體，是</text:span><text:span text:style-name="T68">&lt;_?</text:span><text:span text:style-name="T69">3_&gt;</text:span><text:span text:style-name="T61">個體 </text:span><text:span text:style-name="T71">必要之惡。</text:span><text:span text:style-name="T66">）</text:span></text:p>
                                </text:list-item>
                                <text:list-item>
                                  <text:p text:style-name="P102"><text:span text:style-name="T93">該</text:span><text:span text:style-name="T48">人類</text:span><text:span text:style-name="T93">個體 觀測不到 該物質。</text:span><text:span text:style-name="T66">（殲滅 癌擴散 </text:span><text:span text:style-name="T71">是</text:span><text:span text:style-name="T68">&lt;_?</text:span><text:span text:style-name="T69">3_&gt;</text:span><text:span text:style-name="T61">個體 </text:span><text:span text:style-name="T71">必要之惡。</text:span><text:span text:style-name="T66">）</text:span></text:p>
                                </text:list-item>
                                <text:list-item>
                                  <text:p text:style-name="P103"><text:span text:style-name="T93">該</text:span><text:span text:style-name="T48">人類</text:span><text:span text:style-name="T93">個體 有機率認定 該物質 是 暗物質。</text:span><text:span text:style-name="T64">（明例，</text:span><text:span text:style-name="T66">反孕育、虛無化。）</text:span></text:p>
                                  <text:list>
                                    <text:list-item>
                                      <text:p text:style-name="P104"><text:span text:style-name="T93">該</text:span><text:span text:style-name="T48">人類</text:span><text:span text:style-name="T93">個體 有機率認定 </text:span><text:span text:style-name="T11">&lt;_?</text:span><text:span text:style-name="T22">3_&gt;</text:span><text:span text:style-name="T81">個體 不可能 直接蘊含 </text:span><text:span text:style-name="T93">該力。</text:span></text:p>
                                    </text:list-item>
                                    <text:list-item>
                                      <text:p text:style-name="P104"><text:span text:style-name="T93">該</text:span><text:span text:style-name="T48">人類</text:span><text:span text:style-name="T93">個體 有機率認定 </text:span><text:span text:style-name="T11">&lt;_?</text:span><text:span text:style-name="T22">3_&gt;</text:span><text:span text:style-name="T81">個體 不可能 無中生有 </text:span><text:span text:style-name="T93">該力。</text:span></text:p>
                                    </text:list-item>
                                    <text:list-item>
                                      <text:p text:style-name="P103"><text:span text:style-name="T93">該</text:span><text:span text:style-name="T48">人類</text:span><text:span text:style-name="T93">個體 有機率認定（</text:span><text:span text:style-name="T48">人類認定的</text:span><text:span text:style-name="T93">）宇宙</text:span><text:span text:style-name="T81"> 不可能 無中生有 </text:span><text:span text:style-name="T93">該力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3"><text:span text:style-name="T93">該</text:span><text:span text:style-name="T48">人類</text:span><text:span text:style-name="T93">個體 有機率認定 該力 是 暗能量。</text:span></text:p>
                                  <text:list>
                                    <text:list-item>
                                      <text:p text:style-name="P103"><text:span text:style-name="T93">原因很明顯，該</text:span><text:span text:style-name="T48">人類</text:span><text:span text:style-name="T93">個體 觀測不到 該物質。</text:span></text:p>
                                    </text:list-item>
                                    <text:list-item>
                                      <text:p text:style-name="P103"><text:span text:style-name="T93">該</text:span><text:span text:style-name="T48">人類</text:span><text:span text:style-name="T93">個體 有機率認定 該力 不是 力。</text:span></text:p>
                                    </text:list-item>
                                    <text:list-item>
                                      <text:p text:style-name="P105"><text:span text:style-name="T93">該</text:span><text:span text:style-name="T48">人類</text:span><text:span text:style-name="T93">個體 有機率認定 該力 是 人類觀測不到的未知 能量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2">實際上，該物質 不存在。</text:p>
                                  <text:list>
                                    <text:list-item>
                                      <text:p text:style-name="P106"><text:span text:style-name="T93">該物質 是 該</text:span><text:span text:style-name="T48">人類</text:span><text:span text:style-name="T93">個體的 假想個體。</text:span></text:p>
                                    </text:list-item>
                                    <text:list-item>
                                      <text:p text:style-name="P100"><text:span text:style-name="T11">&lt;_?</text:span><text:span text:style-name="T22">3_&gt;</text:span><text:span text:style-name="T81">個體 直接蘊含、發出</text:span><text:span text:style-name="T22"> </text:span><text:span text:style-name="T93">該力</text:span><text:span text:style-name="T8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">實際上，該能量 存在。</text:p>
                                  <text:list>
                                    <text:list-item>
                                      <text:p text:style-name="P34">該力 不是 人類觀測不到的未知 能量。</text:p>
                                    </text:list-item>
                                    <text:list-item>
                                      <text:p text:style-name="P35">該力 是 人類觀測不到的 力。</text:p>
                                      <text:list>
                                        <text:list-item>
                                          <text:p text:style-name="P36">人類 無法透過 望遠鏡、光學、影像 直接觀測 力。</text:p>
                                        </text:list-item>
                                        <text:list-item>
                                          <text:p text:style-name="P35">人類 透過 望遠鏡、光學、影像 直接觀測 力的 作用、影響。</text:p>
                                        </text:list-item>
                                        <text:list-item>
                                          <text:p text:style-name="P37">人類 透過 望遠鏡、光學、影像 間接觀測 力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">該力 是 力。</text:p>
                                    </text:list-item>
                                    <text:list-item>
                                      <text:p text:style-name="P107"><text:span text:style-name="T93">該力 是 </text:span><text:span text:style-name="T11">&lt;_?</text:span><text:span text:style-name="T22">3_&gt;</text:span><text:span text:style-name="T81">個體（本身）產生的 </text:span><text:span text:style-name="T93">力</text:span><text:span text:style-name="T81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存在 觀測個體 觀測不到的 物質、能量。</text:p>
                  <text:list>
                    <text:list-item>
                      <text:p text:style-name="P10">對於 該觀測個體 來說，該物質、該能量 是 暗物質、暗能量。</text:p>
                    </text:list-item>
                  </text:list>
                </text:list-item>
              </text:list>
            </text:list-item>
            <text:list-item>
              <text:p text:style-name="P108"><text:span text:style-name="T11">&lt;_?</text:span><text:span text:style-name="T22">3_&gt;</text:span><text:span text:style-name="T81">個體（本身）在 運動。</text:span><text:span text:style-name="T61">（廣義實際上是</text:span><text:span text:style-name="T68">&lt;_?</text:span><text:span text:style-name="T69">n_&gt;~</text:span><text:span text:style-name="T68">&lt;_?</text:span><text:span text:style-name="T69">u_&gt;</text:span><text:span text:style-name="T61">個體在運動）</text:span></text:p>
              <text:list>
                <text:list-item>
                  <text:p text:style-name="P109"><text:span text:style-name="T81">因為 運動、交互作用 自然而然 產生 相對應 的 </text:span><text:span text:style-name="T80">能量、儲量、反能量、反儲量。</text:span></text:p>
                </text:list-item>
                <text:list-item>
                  <text:p text:style-name="P3"><text:span text:style-name="T103">自然而然 是 </text:span>對於 <text:span text:style-name="T9">&lt;_?</text:span><text:span text:style-name="T53">3_&gt;</text:span><text:span text:style-name="T103">個體 來說，自然而然、理所當然 的 現象、產物。</text:span></text:p>
                </text:list-item>
                <text:list-item>
                  <text:p text:style-name="P110"><text:span text:style-name="T11">&lt;_?</text:span><text:span text:style-name="T22">3_&gt;個體（本身）運動 自然而然、理所當然 產生 </text:span><text:span text:style-name="T11">&lt;</text:span><text:span text:style-name="T29">?</text:span><text:span text:style-name="T36">2</text:span><text:span text:style-name="T29">&gt;</text:span><text:span text:style-name="T47">~</text:span><text:span text:style-name="T11">&lt;?</text:span><text:span text:style-name="T23">u</text:span><text:span text:style-name="T12">&gt; </text:span><text:span text:style-name="T84">個體</text:span><text:span text:style-name="T11">。</text:span></text:p>
                  <text:list>
                    <text:list-item>
                      <text:p text:style-name="P11"><text:span text:style-name="T103">明顯例子，光、力、</text:span>粒子海起落、真空零點能。</text:p>
                      <text:list>
                        <text:list-item>
                          <text:p text:style-name="P38"><text:span text:style-name="T55">&lt;?</text:span><text:span text:style-name="T56">2</text:span><text:span text:style-name="T55">&gt;</text:span><text:span text:style-name="T105">個體 有機率認定（人類認定的）宇宙 突然出現 無法解釋的 光、力、物體。</text:span></text:p>
                        </text:list-item>
                        <text:list-item>
                          <text:p text:style-name="P39"><text:span text:style-name="T55">&lt;?</text:span><text:span text:style-name="T56">2</text:span><text:span text:style-name="T55">&gt;</text:span><text:span text:style-name="T105">個體 有機率認定（人類認定的）宇宙 有 看不到、觀測不到 的 物體、能量。</text:span></text:p>
                        </text:list-item>
                        <text:list-item>
                          <text:p text:style-name="P40"><text:span text:style-name="T55">&lt;?</text:span><text:span text:style-name="T56">2</text:span><text:span text:style-name="T55">&gt;</text:span><text:span text:style-name="T105">個體 有機率認定（人類認定的）宇宙 有 暗物質、暗能量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span text:style-name="T4">暗物質 </text:span><text:span text:style-name="T6">是 </text:span><text:span text:style-name="T1">&lt;?</text:span><text:span text:style-name="T3">n&gt;</text:span><text:span text:style-name="T2">~&lt;?u&gt; </text:span><text:span text:style-name="T8">個體 的 </text:span><text:span text:style-name="T7">真實個體、</text:span><text:span text:style-name="T8">投影</text:span><text:span text:style-name="T5">個體。</text:span></text:p>
              <text:list>
                <text:list-item>
                  <text:p text:style-name="P111"><text:span text:style-name="T24">&lt;?a&gt;</text:span><text:span text:style-name="T83">個體 有機率認定（</text:span><text:span text:style-name="T11">&lt;?</text:span><text:span text:style-name="T12">n~</text:span><text:span text:style-name="T23">a+</text:span><text:span text:style-name="T26">1</text:span><text:span text:style-name="T12">&gt;</text:span><text:span text:style-name="T81">個體 投影到 </text:span><text:span text:style-name="T22">&lt;?</text:span><text:span text:style-name="T25">a&gt;</text:span><text:span text:style-name="T86">宗量層級的）投影</text:span><text:span text:style-name="T81">個體 是 </text:span><text:span text:style-name="T80">暗物質。</text:span></text:p>
                </text:list-item>
                <text:list-item>
                  <text:p text:style-name="P111"><text:span text:style-name="T24">&lt;?a&gt;</text:span><text:span text:style-name="T83">個體 有機率認定（</text:span><text:span text:style-name="T11">&lt;?</text:span><text:span text:style-name="T26">a-1</text:span><text:span text:style-name="T12">~</text:span><text:span text:style-name="T23">u</text:span><text:span text:style-name="T12">&gt;</text:span><text:span text:style-name="T81">個體 投影到 </text:span><text:span text:style-name="T22">&lt;?</text:span><text:span text:style-name="T25">a&gt;</text:span><text:span text:style-name="T86">宗量層級的）投影</text:span><text:span text:style-name="T81">個體 是 </text:span><text:span text:style-name="T80">暗物質。</text:span></text:p>
                  <text:list>
                    <text:list-item>
                      <text:p text:style-name="P112"><text:span text:style-name="T11">&lt;?</text:span><text:span text:style-name="T12">a-</text:span><text:span text:style-name="T27">1</text:span><text:span text:style-name="T12">~</text:span><text:span text:style-name="T23">u</text:span><text:span text:style-name="T12">&gt; 是 &lt;?</text:span><text:span text:style-name="T25">a-</text:span><text:span text:style-name="T27">1</text:span><text:span text:style-name="T25">&gt; ~ &lt;?u&gt;。</text:span></text:p>
                    </text:list-item>
                  </text:list>
                </text:list-item>
                <text:list-item>
                  <text:p text:style-name="P113"><text:span text:style-name="T81">明顯例子，</text:span><text:span text:style-name="T84">假定</text:span><text:span text:style-name="T81">，</text:span><text:span text:style-name="T11">某一特定&lt;?</text:span><text:span text:style-name="T25">3</text:span><text:span text:style-name="T50">&gt;個體</text:span><text:span text:style-name="T25"> 蘊含 </text:span><text:span text:style-name="T29">某一特定</text:span><text:span text:style-name="T81">（人類 認定的）星系</text:span><text:span text:style-name="T11">。</text:span></text:p>
                  <text:list>
                    <text:list-item>
                      <text:p text:style-name="P113"><text:span text:style-name="T84">假定</text:span><text:span text:style-name="T81">，</text:span><text:span text:style-name="T29">某一特定&lt;?</text:span><text:span text:style-name="T36">2</text:span><text:span text:style-name="T43">&gt;</text:span><text:span text:style-name="T84">個體 </text:span><text:span text:style-name="T81">觀測</text:span><text:span text:style-name="T84">到，該</text:span><text:span text:style-name="T81">星系 以 相同的 角速度旋轉。</text:span></text:p>
                      <text:list>
                        <text:list-item>
                          <text:p text:style-name="P114"><text:span text:style-name="T84">該</text:span><text:span text:style-name="T29">&lt;?</text:span><text:span text:style-name="T36">2</text:span><text:span text:style-name="T43">&gt;</text:span><text:span text:style-name="T84">個體 </text:span><text:span text:style-name="T83">有機率認定，</text:span><text:span text:style-name="T84">該</text:span><text:span text:style-name="T11">&lt;?</text:span><text:span text:style-name="T25">3</text:span><text:span text:style-name="T50">&gt;個體</text:span><text:span text:style-name="T81"> 是 </text:span><text:span text:style-name="T80">暗物質。</text:span></text:p>
                        </text:list-item>
                      </text:list>
                    </text:list-item>
                    <text:list-item>
                      <text:p text:style-name="P115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</text:span><text:span text:style-name="T29">、</text:span><text:span text:style-name="T51">其他&lt;?3&gt;</text:span><text:span text:style-name="T96">個體 之間 正在 相互遠離</text:span><text:span text:style-name="T81">。</text:span></text:p>
                      <text:list>
                        <text:list-item>
                          <text:p text:style-name="P116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16"><text:span text:style-name="T84">假定，該</text:span><text:span text:style-name="T29">&lt;?</text:span><text:span text:style-name="T36">2</text:span><text:span text:style-name="T43">&gt;</text:span><text:span text:style-name="T84">個體 </text:span><text:span text:style-name="T83">觀測到，不同星系之間 正在 相互遠離</text:span><text:span text:style-name="T80">。</text:span></text:p>
                        </text:list-item>
                        <text:list-item>
                          <text:p text:style-name="P117"><text:span text:style-name="T84">該</text:span><text:span text:style-name="T29">&lt;?</text:span><text:span text:style-name="T36">2</text:span><text:span text:style-name="T43">&gt;</text:span><text:span text:style-name="T84">個體 </text:span><text:span text:style-name="T83">有機率認定，造成、產生 相互遠離 現象，的 能量 是 暗能量</text:span><text:span text:style-name="T80">。</text:span></text:p>
                        </text:list-item>
                      </text:list>
                    </text:list-item>
                    <text:list-item>
                      <text:p text:style-name="P117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</text:span><text:span text:style-name="T29">、</text:span><text:span text:style-name="T51">其他&lt;?3&gt;</text:span><text:span text:style-name="T96">個體 之間 正在 相互接近、相互碰撞</text:span><text:span text:style-name="T81">。</text:span></text:p>
                      <text:list>
                        <text:list-item>
                          <text:p text:style-name="P117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17"><text:span text:style-name="T84">假定，該</text:span><text:span text:style-name="T29">&lt;?</text:span><text:span text:style-name="T36">2</text:span><text:span text:style-name="T43">&gt;</text:span><text:span text:style-name="T84">個體 </text:span><text:span text:style-name="T83">觀測到，不同星系之間 正在 相互接近、相互碰撞</text:span><text:span text:style-name="T80">。</text:span></text:p>
                        </text:list-item>
                      </text:list>
                    </text:list-item>
                    <text:list-item>
                      <text:p text:style-name="P114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 是 成長期，正在 以 某一特定速率 成長、膨脹、發展</text:span><text:span text:style-name="T81">。</text:span></text:p>
                      <text:list>
                        <text:list-item>
                          <text:p text:style-name="P118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19"><text:span text:style-name="T84">假定，該</text:span><text:span text:style-name="T29">&lt;?</text:span><text:span text:style-name="T36">2</text:span><text:span text:style-name="T43">&gt;</text:span><text:span text:style-name="T84">個體 </text:span><text:span text:style-name="T83">觀測到，不同星系之間 正在 相互遠離</text:span><text:span text:style-name="T80">。</text:span></text:p>
                        </text:list-item>
                        <text:list-item>
                          <text:p text:style-name="P115"><text:span text:style-name="T84">該</text:span><text:span text:style-name="T29">&lt;?</text:span><text:span text:style-name="T36">2</text:span><text:span text:style-name="T43">&gt;</text:span><text:span text:style-name="T84">個體 </text:span><text:span text:style-name="T83">有機率認定，造成、產生 相互遠離 現象，的 能量 是 暗能量</text:span><text:span text:style-name="T80">。</text:span></text:p>
                        </text:list-item>
                      </text:list>
                    </text:list-item>
                    <text:list-item>
                      <text:p text:style-name="P120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</text:span><text:span text:style-name="T29"> 是 成熟期</text:span><text:span text:style-name="T81">。</text:span></text:p>
                      <text:list>
                        <text:list-item>
                          <text:p text:style-name="P120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21"><text:span text:style-name="T84">該</text:span><text:span text:style-name="T29">&lt;?</text:span><text:span text:style-name="T36">2</text:span><text:span text:style-name="T43">&gt;</text:span><text:span text:style-name="T84">個體 有機率</text:span><text:span text:style-name="T83">觀測到 該星系 沒有變化、周期性變化</text:span><text:span text:style-name="T80">。</text:span></text:p>
                        </text:list-item>
                      </text:list>
                    </text:list-item>
                    <text:list-item>
                      <text:p text:style-name="P121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</text:span><text:span text:style-name="T29"> 是 衰亡期</text:span><text:span text:style-name="T81">。</text:span></text:p>
                      <text:list>
                        <text:list-item>
                          <text:p text:style-name="P121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22"><text:span text:style-name="T84">假定，該</text:span><text:span text:style-name="T29">&lt;?</text:span><text:span text:style-name="T36">2</text:span><text:span text:style-name="T43">&gt;</text:span><text:span text:style-name="T84">個體 </text:span><text:span text:style-name="T83">觀測到，不同星系之間 正在 相互接近、連鎖崩塌、連鎖自滅</text:span><text:span text:style-name="T80">。</text:span></text:p>
                        </text:list-item>
                        <text:list-item>
                          <text:p text:style-name="P122"><text:span text:style-name="T84">該</text:span><text:span text:style-name="T29">&lt;?</text:span><text:span text:style-name="T36">2</text:span><text:span text:style-name="T43">&gt;</text:span><text:span text:style-name="T84">個體 有機率</text:span><text:span text:style-name="T83">觀測到 該星系、該星系附近的星系群 正在 黯淡、凋零、衰亡</text:span><text:span text:style-name="T80">。</text:span></text:p>
                        </text:list-item>
                      </text:list>
                    </text:list-item>
                    <text:list-item>
                      <text:p text:style-name="P122"><text:span text:style-name="T84">假定</text:span><text:span text:style-name="T81">，</text:span><text:span text:style-name="T84">該</text:span><text:span text:style-name="T29">&lt;?</text:span><text:span text:style-name="T25">3</text:span><text:span text:style-name="T43">&gt;</text:span><text:span text:style-name="T84">個體</text:span><text:span text:style-name="T29"> 是『完全死亡狀態』</text:span><text:span text:style-name="T81">。</text:span></text:p>
                      <text:list>
                        <text:list-item>
                          <text:p text:style-name="P122"><text:span text:style-name="T84">假定</text:span><text:span text:style-name="T29">，該&lt;?2&gt;個體的 本能、傳承 不夠高，無法 直接、間接 觀測到 &lt;?3&gt;個體。</text:span></text:p>
                        </text:list-item>
                        <text:list-item>
                          <text:p text:style-name="P122"><text:span text:style-name="T84">該</text:span><text:span text:style-name="T29">&lt;?</text:span><text:span text:style-name="T36">2</text:span><text:span text:style-name="T43">&gt;</text:span><text:span text:style-name="T84">個體 有機率</text:span><text:span text:style-name="T83">觀測到 某一特定</text:span><text:span text:style-name="T97">區域 是 一片死寂、一片黑暗、什麼都沒有</text:span><text:span text:style-name="T80">。</text:span></text:p>
                          <text:list>
                            <text:list-item>
                              <text:p text:style-name="P122"><text:span text:style-name="T80">該區域 是 該</text:span><text:span text:style-name="T11">&lt;?3&gt;</text:span><text:span text:style-name="T80">個體 蘊含的 區域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明顯例子，人類 認定，星系 以 相同的 角速度旋轉。</text:p>
                  <text:list>
                    <text:list-item>
                      <text:p text:style-name="P123"><text:span text:style-name="T81">星系的（人類 認定的）暗物質 </text:span><text:span text:style-name="T108">↔</text:span><text:span text:style-name="T95"> 人類個體。</text:span></text:p>
                    </text:list-item>
                    <text:list-item>
                      <text:p text:style-name="P124"><text:span text:style-name="T81">星系的 </text:span><text:span text:style-name="T82">黑洞、恆星、行星、</text:span><text:span text:style-name="T11">衛星、彗星、小行星、宇宙塵埃</text:span><text:span text:style-name="T81"> </text:span><text:span text:style-name="T108">↔</text:span><text:span text:style-name="T95"> 人類個體 蘊含的 力。</text:span></text:p>
                    </text:list-item>
                    <text:list-item>
                      <text:p text:style-name="P41">明顯例子，溜冰。</text:p>
                    </text:list-item>
                  </text:list>
                </text:list-item>
                <text:list-item>
                  <text:p text:style-name="P144"><text:span text:style-name="T81">明顯例子，</text:span><text:span text:style-name="T84">假定 </text:span><text:span text:style-name="T29">某一特定&lt;?</text:span><text:span text:style-name="T36">2</text:span><text:span text:style-name="T43">&gt;</text:span><text:span text:style-name="T84">個體 只能感測到 </text:span><text:span text:style-name="T109">中微子</text:span><text:span text:style-name="T84">，無法感測到 光、力。</text:span></text:p>
                  <text:list>
                    <text:list-item>
                      <text:p text:style-name="P125"><text:span text:style-name="T22">該&lt;?</text:span><text:span text:style-name="T36">2</text:span><text:span text:style-name="T28">&gt;</text:span><text:span text:style-name="T81">個體 本能、傳承 不夠，無法 感測、觀測、認知、交互作用 光、力</text:span><text:span text:style-name="T84">。</text:span></text:p>
                      <text:list>
                        <text:list-item>
                          <text:p text:style-name="P157"><text:span text:style-name="T84">該</text:span><text:span text:style-name="T29">&lt;?</text:span><text:span text:style-name="T36">2</text:span><text:span text:style-name="T29">&gt;</text:span><text:span text:style-name="T84">個體 的 生活環境 都是 </text:span><text:span text:style-name="T109">中微子</text:span><text:span text:style-name="T84">。</text:span></text:p>
                        </text:list-item>
                        <text:list-item>
                          <text:p text:style-name="P157"><text:span text:style-name="T84">該</text:span><text:span text:style-name="T29">&lt;?</text:span><text:span text:style-name="T36">2</text:span><text:span text:style-name="T29">&gt;</text:span><text:span text:style-name="T84">個體、</text:span><text:span text:style-name="T109">中微子</text:span><text:span text:style-name="T84"> </text:span><text:span text:style-name="T88">存在、生存、生活 息息相關</text:span><text:span text:style-name="T84">。</text:span></text:p>
                        </text:list-item>
                        <text:list-item>
                          <text:p text:style-name="P157"><text:span text:style-name="T84">該</text:span><text:span text:style-name="T29">&lt;?</text:span><text:span text:style-name="T36">2</text:span><text:span text:style-name="T29">&gt;</text:span><text:span text:style-name="T84">個體 是由 </text:span><text:span text:style-name="T109">中微子</text:span><text:span text:style-name="T84"> 構成。</text:span></text:p>
                        </text:list-item>
                        <text:list-item>
                          <text:p text:style-name="P146"><text:span text:style-name="T84">該</text:span><text:span text:style-name="T29">&lt;?</text:span><text:span text:style-name="T36">2</text:span><text:span text:style-name="T29">&gt;</text:span><text:span text:style-name="T84">個體 從來不知道、沒有發覺到、沒有認知到 光、力 的 存在。</text:span></text:p>
                        </text:list-item>
                      </text:list>
                    </text:list-item>
                    <text:list-item>
                      <text:p text:style-name="P145"><text:span text:style-name="T84">該</text:span><text:span text:style-name="T29">&lt;?</text:span><text:span text:style-name="T36">2</text:span><text:span text:style-name="T33">&gt;</text:span><text:span text:style-name="T84">個體 有機率認定，</text:span><text:span text:style-name="T87">不會跟 </text:span><text:span text:style-name="T109">中微子</text:span><text:span text:style-name="T84"> </text:span><text:span text:style-name="T87">交互作用 的 </text:span><text:span text:style-name="T29">&lt;?</text:span><text:span text:style-name="T32">a&gt;</text:span><text:span text:style-name="T87">個體，是 暗物質。</text:span></text:p>
                      <text:list>
                        <text:list-item>
                          <text:p text:style-name="P75">n &gt;= a &gt;= u。</text:p>
                          <text:list>
                            <text:list-item>
                              <text:p text:style-name="P89"><text:span text:style-name="T98">對於 </text:span><text:span text:style-name="T84">該</text:span><text:span text:style-name="T99">&lt;?</text:span><text:span text:style-name="T101">2</text:span><text:span text:style-name="T100">&gt;</text:span><text:span text:style-name="T84">個體 來說，其他</text:span><text:span text:style-name="T99">&lt;?</text:span><text:span text:style-name="T101">2</text:span><text:span text:style-name="T102">&gt;</text:span><text:span text:style-name="T87">個體 是 真實個體。</text:span></text:p>
                              <text:list>
                                <text:list-item>
                                  <text:p text:style-name="P126"><text:span text:style-name="T35">對於 </text:span><text:span text:style-name="T84">該</text:span><text:span text:style-name="T29">&lt;?</text:span><text:span text:style-name="T44">b</text:span><text:span text:style-name="T33">&gt;</text:span><text:span text:style-name="T84">個體 來說，其他</text:span><text:span text:style-name="T29">&lt;?</text:span><text:span text:style-name="T35">b</text:span><text:span text:style-name="T32">&gt;</text:span><text:span text:style-name="T87">個體 是 真實個體。</text:span></text:p>
                                  <text:list>
                                    <text:list-item>
                                      <text:p text:style-name="P127"><text:span text:style-name="T84">該</text:span><text:span text:style-name="T29">&lt;?</text:span><text:span text:style-name="T44">b</text:span><text:span text:style-name="T33">&gt;</text:span><text:span text:style-name="T84">個體 有機率認定 某些</text:span><text:span text:style-name="T29">&lt;?</text:span><text:span text:style-name="T35">b</text:span><text:span text:style-name="T32">&gt;</text:span><text:span text:style-name="T87">個體，是 暗物質。</text:span><text:span text:style-name="T62">（幻影）</text:span></text:p>
                                    </text:list-item>
                                    <text:list-item>
                                      <text:p text:style-name="P128"><text:span text:style-name="T84">該</text:span><text:span text:style-name="T29">&lt;?</text:span><text:span text:style-name="T44">b</text:span><text:span text:style-name="T33">&gt;</text:span><text:span text:style-name="T84">個體 有機率認定 某些</text:span><text:span text:style-name="T29">&lt;?</text:span><text:span text:style-name="T35">b</text:span><text:span text:style-name="T32">&gt;</text:span><text:span text:style-name="T87">個體，實際 不存在。</text:span><text:span text:style-name="T62">（幻覺）</text:span></text:p>
                                    </text:list-item>
                                    <text:list-item>
                                      <text:p text:style-name="P128"><text:span text:style-name="T84">該</text:span><text:span text:style-name="T29">&lt;?</text:span><text:span text:style-name="T44">b</text:span><text:span text:style-name="T33">&gt;</text:span><text:span text:style-name="T84">個體 有機率認定 某些</text:span><text:span text:style-name="T29">&lt;?</text:span><text:span text:style-name="T35">b</text:span><text:span text:style-name="T32">&gt;</text:span><text:span text:style-name="T87">個體，不可能 不存在。</text:span><text:span text:style-name="T62">（妖魔鬼怪）</text:span></text:p>
                                    </text:list-item>
                                    <text:list-item>
                                      <text:p text:style-name="P129"><text:span text:style-name="T84">該</text:span><text:span text:style-name="T29">&lt;?</text:span><text:span text:style-name="T44">b</text:span><text:span text:style-name="T33">&gt;</text:span><text:span text:style-name="T84">個體 有機率認定 某些</text:span><text:span text:style-name="T29">&lt;?</text:span><text:span text:style-name="T35">b</text:span><text:span text:style-name="T32">&gt;</text:span><text:span text:style-name="T87">個體，不是真實存在的 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0"><text:span text:style-name="T87">對於</text:span><text:span text:style-name="T32"> </text:span><text:span text:style-name="T29">該&lt;?</text:span><text:span text:style-name="T39">b</text:span><text:span text:style-name="T33">&gt;</text:span><text:span text:style-name="T29">個體 來說，&lt;?</text:span><text:span text:style-name="T34">n&gt; ~ &lt;?</text:span><text:span text:style-name="T39">b</text:span><text:span text:style-name="T40">+</text:span><text:span text:style-name="T34">1&gt; </text:span><text:span text:style-name="T32">個</text:span><text:span text:style-name="T87">體投影到 </text:span><text:span text:style-name="T45">&lt;?b&gt;，</text:span><text:span text:style-name="T87">是</text:span><text:span text:style-name="T45"> </text:span><text:span text:style-name="T87">投影物質。</text:span></text:p>
                              <text:list>
                                <text:list-item>
                                  <text:p text:style-name="P130"><text:span text:style-name="T87">對於</text:span><text:span text:style-name="T32"> </text:span><text:span text:style-name="T29">該&lt;?</text:span><text:span text:style-name="T39">b</text:span><text:span text:style-name="T33">&gt;</text:span><text:span text:style-name="T29">個體 來說，&lt;?</text:span><text:span text:style-name="T39">b</text:span><text:span text:style-name="T29">-</text:span><text:span text:style-name="T34">1&gt; ~ &lt;?u&gt; </text:span><text:span text:style-name="T32">個</text:span><text:span text:style-name="T87">體投影到 </text:span><text:span text:style-name="T45">&lt;?b&gt;，</text:span><text:span text:style-name="T87">是</text:span><text:span text:style-name="T45"> </text:span><text:span text:style-name="T87">投影物質。</text:span></text:p>
                                </text:list-item>
                              </text:list>
                            </text:list-item>
                            <text:list-item>
                              <text:p text:style-name="P130"><text:span text:style-name="T87">對於</text:span><text:span text:style-name="T32"> </text:span><text:span text:style-name="T29">該&lt;?</text:span><text:span text:style-name="T39">b</text:span><text:span text:style-name="T33">&gt;</text:span><text:span text:style-name="T29">個體 來說，&lt;?</text:span><text:span text:style-name="T34">n&gt; ~ &lt;?</text:span><text:span text:style-name="T39">b</text:span><text:span text:style-name="T34">&gt; </text:span><text:span text:style-name="T32">個</text:span><text:span text:style-name="T87">體投影到 </text:span><text:span text:style-name="T45">&lt;?b-</text:span><text:span text:style-name="T46">1</text:span><text:span text:style-name="T45">&gt;，</text:span><text:span text:style-name="T87">是</text:span><text:span text:style-name="T45"> </text:span><text:span text:style-name="T87">投影能量。</text:span></text:p>
                              <text:list>
                                <text:list-item>
                                  <text:p text:style-name="P130"><text:span text:style-name="T87">對於</text:span><text:span text:style-name="T32"> </text:span><text:span text:style-name="T29">該&lt;?</text:span><text:span text:style-name="T39">b</text:span><text:span text:style-name="T33">&gt;</text:span><text:span text:style-name="T29">個體 來說，&lt;?</text:span><text:span text:style-name="T39">b</text:span><text:span text:style-name="T29">-</text:span><text:span text:style-name="T34">2&gt; ~ &lt;?u&gt; </text:span><text:span text:style-name="T32">個</text:span><text:span text:style-name="T87">體投影到 </text:span><text:span text:style-name="T45">&lt;?b-</text:span><text:span text:style-name="T46">1</text:span><text:span text:style-name="T45">&gt;，</text:span><text:span text:style-name="T87">是</text:span><text:span text:style-name="T45"> </text:span><text:span text:style-name="T87">投影能量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5"><text:span text:style-name="T87">原因很明顯，</text:span><text:span text:style-name="T84">該</text:span><text:span text:style-name="T29">&lt;?</text:span><text:span text:style-name="T38">2</text:span><text:span text:style-name="T33">&gt;</text:span><text:span text:style-name="T84">個體 只能 </text:span><text:span text:style-name="T81">感測、觀測、認知、交互作用 </text:span><text:span text:style-name="T109">中微子</text:span><text:span text:style-name="T84">。</text:span></text:p>
                          <text:list>
                            <text:list-item>
                              <text:p text:style-name="P131"><text:span text:style-name="T84">其他種類的宗量 會直接 穿透、不交互作用 該</text:span><text:span text:style-name="T29">&lt;?</text:span><text:span text:style-name="T38">2</text:span><text:span text:style-name="T33">&gt;</text:span><text:span text:style-name="T84">個體。</text:span></text:p>
                            </text:list-item>
                            <text:list-item>
                              <text:p text:style-name="P132"><text:span text:style-name="T84">其他種類的宗量 會直接 穿透、不交互作用 該</text:span><text:span text:style-name="T29">&lt;?</text:span><text:span text:style-name="T38">2</text:span><text:span text:style-name="T33">&gt;</text:span><text:span text:style-name="T84">個體認定的生活環境。</text:span></text:p>
                            </text:list-item>
                            <text:list-item>
                              <text:p text:style-name="P132"><text:span text:style-name="T84">其他種類的宗量 會直接 穿透、不交互作用 該</text:span><text:span text:style-name="T29">&lt;?</text:span><text:span text:style-name="T38">2</text:span><text:span text:style-name="T33">&gt;</text:span><text:span text:style-name="T84">個體認定的一切個體。</text:span></text:p>
                            </text:list-item>
                            <text:list-item>
                              <text:p text:style-name="P132"><text:span text:style-name="T84">其他種類的宗量 會直接 穿透、不交互作用 該</text:span><text:span text:style-name="T29">&lt;?</text:span><text:span text:style-name="T38">2</text:span><text:span text:style-name="T33">&gt;</text:span><text:span text:style-name="T84">個體認定的一切。</text:span></text:p>
                              <text:list>
                                <text:list-item>
                                  <text:p text:style-name="P133"><text:span text:style-name="T84">其他種類的宗量 </text:span><text:span text:style-name="T91">的 明顯例子，光、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7"><text:span text:style-name="T84">對於 </text:span><text:span text:style-name="T29">該&lt;?</text:span><text:span text:style-name="T38">2</text:span><text:span text:style-name="T29">&gt;個體</text:span><text:span text:style-name="T84"> 來說，該</text:span><text:span text:style-name="T32">真實</text:span><text:span text:style-name="T87">個體</text:span><text:span text:style-name="T84"> 是 無法 感測、觀測、認知、交互作用 的 個體。</text:span></text:p>
                    </text:list-item>
                    <text:list-item>
                      <text:p text:style-name="P148"><text:span text:style-name="T84">明顯例子，</text:span><text:span text:style-name="T29">該&lt;?</text:span><text:span text:style-name="T37">2&gt;</text:span><text:span text:style-name="T84">個體 是 某一特定（不是動能型個體的）個體。</text:span></text:p>
                      <text:list>
                        <text:list-item>
                          <text:p text:style-name="P149"><text:span text:style-name="T29">該</text:span><text:span text:style-name="T84">個體 </text:span><text:span text:style-name="T90">的 明顯例子，</text:span><text:span text:style-name="T84">生物電流型、化學反應型、顏色型、溫度型、相態型 個體。</text:span></text:p>
                          <text:list>
                            <text:list-item>
                              <text:p text:style-name="P42">混沌理論、蝴蝶效應、分形現象。</text:p>
                            </text:list-item>
                          </text:list>
                        </text:list-item>
                        <text:list-item>
                          <text:p text:style-name="P43">動能型個體 感測、觀測、認知、交互作用 光、力。</text:p>
                          <text:list>
                            <text:list-item>
                              <text:p text:style-name="P157"><text:span text:style-name="T84">動能型個體 </text:span><text:span text:style-name="T89">無法直接 </text:span><text:span text:style-name="T84">感測、觀測、認知、交互作用 </text:span><text:span text:style-name="T109">中微子</text:span><text:span text:style-name="T84">。</text:span></text:p>
                            </text:list-item>
                          </text:list>
                        </text:list-item>
                        <text:list-item>
                          <text:p text:style-name="P47">生物電流型個體 感測、觀測、認知、交互作用 <text:span text:style-name="T110">中微子</text:span>。</text:p>
                          <text:list>
                            <text:list-item>
                              <text:p text:style-name="P150"><text:span text:style-name="T84">生物電流型個體 </text:span><text:span text:style-name="T89">無法直接 </text:span><text:span text:style-name="T84">感測、觀測、認知、交互作用 光、力。</text:span></text:p>
                            </text:list-item>
                          </text:list>
                        </text:list-item>
                        <text:list-item>
                          <text:p text:style-name="P151"><text:span text:style-name="T84">動能型個體、生物電流型個體 </text:span><text:span text:style-name="T89">無法直接 </text:span><text:span text:style-name="T84">感測、觀測、認知、交互作用。</text:span></text:p>
                        </text:list-item>
                        <text:list-item>
                          <text:p text:style-name="P152"><text:span text:style-name="T84">動能型個體、生物電流型個體 有機率間接</text:span><text:span text:style-name="T89"> </text:span><text:span text:style-name="T84">感測、觀測、認知、交互作用。</text:span></text:p>
                          <text:list>
                            <text:list-item>
                              <text:p text:style-name="P44">明顯例子，人類個體 的 神經 同時 蘊含 動能、生物電流、化學反應。</text:p>
                            </text:list-item>
                            <text:list-item>
                              <text:p text:style-name="P153"><text:span text:style-name="T84">明顯例子，人類個體 的 動能、生物電流 </text:span><text:span text:style-name="T89">無法直接 </text:span><text:span text:style-name="T84">感測、觀測、認知。</text:span></text:p>
                              <text:list>
                                <text:list-item>
                                  <text:p text:style-name="P45">明顯例子，生物電流 高強度通過 肌肉個體，造成 抽搐，產生、改變 動能。</text:p>
                                  <text:list>
                                    <text:list-item>
                                      <text:p text:style-name="P46">生物電流、動能 間接<text:span text:style-name="T104"> </text:span>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4"><text:span text:style-name="T84">明顯例子，動能型個體 有機率認定 生物電流型個體 是 暗物質、</text:span><text:span text:style-name="T80">暗能量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span text:style-name="T5">暗能量</text:span><text:span text:style-name="T4"> 是 </text:span><text:span text:style-name="T1">&lt;?</text:span><text:span text:style-name="T3">n&gt;</text:span><text:span text:style-name="T2">~&lt;?u&gt; </text:span><text:span text:style-name="T8">個體 的 </text:span><text:span text:style-name="T7">真實個體、</text:span><text:span text:style-name="T8">投影</text:span><text:span text:style-name="T5">個體。</text:span></text:p>
              <text:list>
                <text:list-item>
                  <text:p text:style-name="P134"><text:span text:style-name="T81">明顯例子，假定 某一特定</text:span><text:span text:style-name="T22">&lt;?</text:span><text:span text:style-name="T30">2</text:span><text:span text:style-name="T28">&gt;</text:span><text:span text:style-name="T22">個</text:span><text:span text:style-name="T81">體 能夠感測的</text:span><text:span text:style-name="T22">&lt;?</text:span><text:span text:style-name="T30">1</text:span><text:span text:style-name="T31">&gt;個體種類 </text:span><text:span text:style-name="T85">只有</text:span><text:span text:style-name="T81"> 光、力。</text:span></text:p>
                  <text:list>
                    <text:list-item>
                      <text:p text:style-name="P155"><text:span text:style-name="T22">該&lt;?</text:span><text:span text:style-name="T30">2</text:span><text:span text:style-name="T28">&gt;</text:span><text:span text:style-name="T81">個體 本能、傳承 不夠，無法 感測、觀測、認知、交互作用 其</text:span><text:span text:style-name="T22">他&lt;?</text:span><text:span text:style-name="T29">1&gt;</text:span><text:span text:style-name="T84">個體種類。</text:span></text:p>
                      <text:list>
                        <text:list-item>
                          <text:p text:style-name="P156"><text:span text:style-name="T81">其</text:span><text:span text:style-name="T22">他&lt;?</text:span><text:span text:style-name="T29">1&gt;</text:span><text:span text:style-name="T84">個體種類 </text:span><text:span text:style-name="T92">的 明顯例子</text:span><text:span text:style-name="T41">，&lt;_?</text:span><text:span text:style-name="T42">3_&gt;</text:span><text:span text:style-name="T29">個體 蘊含的 </text:span><text:span text:style-name="T22">其他&lt;?</text:span><text:span text:style-name="T29">1&gt;個體種類。</text:span></text:p>
                        </text:list-item>
                        <text:list-item>
                          <text:p text:style-name="P157"><text:span text:style-name="T81">其</text:span><text:span text:style-name="T22">他&lt;?</text:span><text:span text:style-name="T29">1&gt;</text:span><text:span text:style-name="T84">個體種類 </text:span><text:span text:style-name="T92">的 明顯例子，</text:span><text:span text:style-name="T109">中微子</text:span><text:span text:style-name="T84"> 蘊含的（所有）</text:span><text:span text:style-name="T29">宗量（、個體種類）</text:span><text:span text:style-name="T84">。</text:span></text:p>
                        </text:list-item>
                        <text:list-item>
                          <text:p text:style-name="P155"><text:span text:style-name="T84">假定 該</text:span><text:span text:style-name="T29">&lt;?</text:span><text:span text:style-name="T30">2</text:span><text:span text:style-name="T33">&gt;</text:span><text:span text:style-name="T84">個體 只能感測到 可見光</text:span><text:span text:style-name="T29">，該&lt;?</text:span><text:span text:style-name="T30">2</text:span><text:span text:style-name="T29">&gt;個</text:span><text:span text:style-name="T84">體 有機率認定 紫外線 是 暗能量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暗物質、暗能量</text:p>
              <text:list>
                <text:list-item>
                  <text:p text:style-name="P13"><text:span text:style-name="T103">個體 是 </text:span><text:span text:style-name="T52">能量、儲量。</text:span></text:p>
                </text:list-item>
                <text:list-item>
                  <text:p text:style-name="P14"><text:span text:style-name="T103">個體 是 </text:span><text:span text:style-name="T52">肉質層、意識層。</text:span></text:p>
                </text:list-item>
                <text:list-item>
                  <text:p text:style-name="P14"><text:span text:style-name="T103">個體 是 </text:span><text:span text:style-name="T52">無機體、有機體、游離體。</text:span></text:p>
                </text:list-item>
                <text:list-item>
                  <text:p text:style-name="P135"><text:span text:style-name="T13">投影 是 被 投影、等效 到 &lt;?2&gt;個體 能夠 感知 的 </text:span><text:span text:style-name="T11">&lt;?</text:span><text:span text:style-name="T12">M&gt; ~ &lt;?</text:span><text:span text:style-name="T13">m</text:span><text:span text:style-name="T12">&gt; </text:span><text:span text:style-name="T13">投影個體。</text:span></text:p>
                  <text:list>
                    <text:list-item>
                      <text:p text:style-name="P136"><text:span text:style-name="T13">以 人類 為例，人類 能夠 直接 感知 &lt;?</text:span><text:span text:style-name="T15">2&gt; ~ &lt;?1&gt; 投影個體。</text:span></text:p>
                      <text:list>
                        <text:list-item>
                          <text:p text:style-name="P76">明顯例子，沙子、動能。</text:p>
                        </text:list-item>
                      </text:list>
                    </text:list-item>
                    <text:list-item>
                      <text:p text:style-name="P137"><text:span text:style-name="T13">以 人類 為例，人類</text:span><text:span text:style-name="T15">個體</text:span><text:span text:style-name="T13"> 能夠 間接 感知 &lt;?</text:span><text:span text:style-name="T15">3&gt; 投影個體。</text:span></text:p>
                      <text:list>
                        <text:list-item>
                          <text:p text:style-name="P76">明顯例子，空間、時間。</text:p>
                        </text:list-item>
                      </text:list>
                    </text:list-item>
                    <text:list-item>
                      <text:p text:style-name="P138"><text:span text:style-name="T15">個體 的 本能、傳承 發展 越高，</text:span><text:span text:style-name="T16">M、m 的 間隔 越大。</text:span></text:p>
                      <text:list>
                        <text:list-item>
                          <text:p text:style-name="P78">高 是 先進、精進、成熟、穩定、穩態、工具化、系統化、自然化、無為化。</text:p>
                        </text:list-item>
                        <text:list-item>
                          <text:p text:style-name="P137"><text:span text:style-name="T16">M、</text:span><text:span text:style-name="T18">m</text:span><text:span text:style-name="T16"> 的 擴散 起點 是 該個體 的 能量層級。</text:span></text:p>
                          <text:list>
                            <text:list-item>
                              <text:p text:style-name="P158"><text:span text:style-name="T16">明顯例子，</text:span><text:span text:style-name="T13">人類</text:span><text:span text:style-name="T15">個體</text:span><text:span text:style-name="T13"> 是 &lt;?</text:span><text:span text:style-name="T15">2&gt;個體，</text:span><text:span text:style-name="T16">擴散 起點 是 </text:span><text:span text:style-name="T10">&lt;?2&gt;</text:span><text:span text:style-name="T16">能量層級</text:span><text:span text:style-name="T10">。</text:span></text:p>
                              <text:list>
                                <text:list-item>
                                  <text:p text:style-name="P161"><text:span text:style-name="T13">&lt;</text:span><text:span text:style-name="T15">?1&gt;個體、</text:span><text:span text:style-name="T13">&lt;?</text:span><text:span text:style-name="T15">2&gt;個體 → </text:span><text:span text:style-name="T13">&lt;?</text:span><text:span text:style-name="T15">3&gt;個體。</text:span></text:p>
                                  <text:list>
                                    <text:list-item>
                                      <text:p text:style-name="P162"><text:span text:style-name="T15">以 </text:span><text:span text:style-name="T13">&lt;?</text:span><text:span text:style-name="T15">1&gt;個體 為次要 </text:span><text:span text:style-name="T16">擴散 起點</text:span><text:span text:style-name="T17">。</text:span></text:p>
                                      <text:list>
                                        <text:list-item>
                                          <text:p text:style-name="P162"><text:span text:style-name="T17">原因很</text:span><text:span text:style-name="T16">明顯，</text:span><text:span text:style-name="T13">&lt;?</text:span><text:span text:style-name="T15">2&gt;個體 自然而然就能 間接 觀測、交互作用。</text:span></text:p>
                                        </text:list-item>
                                        <text:list-item>
                                          <text:p text:style-name="P163"><text:span text:style-name="T16">明顯例子，</text:span><text:span text:style-name="T13">人類</text:span><text:span text:style-name="T15">個體（透過）觀測 耳膜 來 觀測 </text:span><text:span text:style-name="T16">聲波。</text:span></text:p>
                                        </text:list-item>
                                        <text:list-item>
                                          <text:p text:style-name="P164"><text:span text:style-name="T16">明顯例子，</text:span><text:span text:style-name="T13">人類</text:span><text:span text:style-name="T15">個體 敲擊 沙子 產生 </text:span><text:span text:style-name="T16">聲波。</text:span></text:p>
                                        </text:list-item>
                                        <text:list-item>
                                          <text:p text:style-name="P165"><text:span text:style-name="T16">明顯例子，</text:span><text:span text:style-name="T13">人類</text:span><text:span text:style-name="T15">個體 震動 聲帶 產生 </text:span><text:span text:style-name="T16">聲波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2"><text:span text:style-name="T15">以 </text:span><text:span text:style-name="T13">&lt;?</text:span><text:span text:style-name="T15">2&gt;個體 為主要 </text:span><text:span text:style-name="T16">擴散 起點</text:span><text:span text:style-name="T17">。</text:span></text:p>
                                      <text:list>
                                        <text:list-item>
                                          <text:p text:style-name="P162"><text:span text:style-name="T17">原因很</text:span><text:span text:style-name="T16">明顯，</text:span><text:span text:style-name="T13">&lt;?</text:span><text:span text:style-name="T15">2&gt;個體 自然而然就能 直接 觀測、交互作用。</text:span></text:p>
                                        </text:list-item>
                                        <text:list-item>
                                          <text:p text:style-name="P166"><text:span text:style-name="T16">明顯例子，</text:span><text:span text:style-name="T13">人類</text:span><text:span text:style-name="T15">個體 觀測 耳膜</text:span><text:span text:style-name="T16">。</text:span></text:p>
                                        </text:list-item>
                                        <text:list-item>
                                          <text:p text:style-name="P167"><text:span text:style-name="T16">明顯例子，</text:span><text:span text:style-name="T13">人類</text:span><text:span text:style-name="T15">個體 敲擊 沙子</text:span><text:span text:style-name="T16">。</text:span></text:p>
                                        </text:list-item>
                                        <text:list-item>
                                          <text:p text:style-name="P168"><text:span text:style-name="T16">明顯例子，</text:span><text:span text:style-name="T13">人類</text:span><text:span text:style-name="T15">個體 震動 聲帶</text:span><text:span text:style-name="T1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9"><text:span text:style-name="T13">&lt;?</text:span><text:span text:style-name="T15">1&gt;個體 的 </text:span><text:span text:style-name="T16">明顯例子，聲波</text:span><text:span text:style-name="T15">、動能、牛頓三大定律、流體力學。</text:span></text:p>
                                    </text:list-item>
                                    <text:list-item>
                                      <text:p text:style-name="P161"><text:span text:style-name="T13">&lt;?</text:span><text:span text:style-name="T15">2&gt;個體 的 </text:span><text:span text:style-name="T16">明顯例子，</text:span><text:span text:style-name="T15">語言、沙子、光、電磁學、量子力學。</text:span></text:p>
                                      <text:list>
                                        <text:list-item>
                                          <text:p text:style-name="P77">量子力學 是 人類 使用 統計、機率、數學模型 產生 投影世界觀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1"><text:span text:style-name="T13">&lt;?</text:span><text:span text:style-name="T15">3&gt;個體 的 </text:span><text:span text:style-name="T16">明顯例子，</text:span><text:span text:style-name="T15">空間、時間、狹義</text:span><text:span text:style-name="T16">相對論</text:span><text:span text:style-name="T15">、廣義</text:span><text:span text:style-name="T16">相對論</text:span><text:span text:style-name="T1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7"><text:span text:style-name="T16">M、</text:span><text:span text:style-name="T18">m</text:span><text:span text:style-name="T16"> 的 平均值 不是 該個體 的 能量層級。</text:span></text:p>
                          <text:list>
                            <text:list-item>
                              <text:p text:style-name="P79">原因很明顯，相對於 M，m 更容易 觀測、測試、實驗、突破。</text:p>
                              <text:list>
                                <text:list-item>
                                  <text:p text:style-name="P140"><text:span text:style-name="T16">明顯例子，實驗1次 </text:span><text:span text:style-name="T20">&lt;?M&gt;個體，就能夠 實驗 10000次</text:span><text:span text:style-name="T16"> </text:span><text:span text:style-name="T20">&lt;?</text:span><text:span text:style-name="T16">m</text:span><text:span text:style-name="T20">&gt;個體。</text:span></text:p>
                                </text:list-item>
                              </text:list>
                            </text:list-item>
                            <text:list-item>
                              <text:p text:style-name="P141"><text:span text:style-name="T16">M、</text:span><text:span text:style-name="T18">m</text:span><text:span text:style-name="T16"> 的 平均值 小於 </text:span><text:span text:style-name="T21">a。</text:span></text:p>
                              <text:list>
                                <text:list-item>
                                  <text:p text:style-name="P84">直到 m 極端趨近於 u。</text:p>
                                </text:list-item>
                                <text:list-item>
                                  <text:p text:style-name="P85">直到 m = u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9"><text:span text:style-name="T16">外在環境 的 &lt;?</text:span><text:span text:style-name="T18">a</text:span><text:span text:style-name="T19">&gt;、&lt;?a-1&gt; 個體 越穩定，越有利於 </text:span><text:span text:style-name="T16">&lt;?</text:span><text:span text:style-name="T18">a</text:span><text:span text:style-name="T19">&gt;個體 發展。</text:span></text:p>
                          <text:list>
                            <text:list-item>
                              <text:p text:style-name="P86">發展 是 個體、群體、文明、外在環境 的 本能、傳承、新生 的 發展。</text:p>
                            </text:list-item>
                            <text:list-item>
                              <text:p text:style-name="P160"><text:span text:style-name="T19">尤其是 對於 第零層級文明 的 個體，</text:span><text:span text:style-name="T16">&lt;?</text:span><text:span text:style-name="T18">a</text:span><text:span text:style-name="T19">&gt;、&lt;?a-1&gt; 個體越穩定，越好。</text:span></text:p>
                              <text:list>
                                <text:list-item>
                                  <text:p text:style-name="P169"><text:span text:style-name="T17">原因很</text:span><text:span text:style-name="T16">明顯，非監督式學習、學習率、收斂速度 才 快速、精準。</text:span></text:p>
                                </text:list-item>
                                <text:list-item>
                                  <text:p text:style-name="P170"><text:span text:style-name="T17">原因很</text:span><text:span text:style-name="T16">明顯，更快 發現、修正 區域型最佳解 的 偏誤。</text:span></text:p>
                                </text:list-item>
                                <text:list-item>
                                  <text:p text:style-name="P175"><text:span text:style-name="T17">原因很</text:span><text:span text:style-name="T16">明顯，更快 修正成 全域型最佳解。</text:span></text:p>
                                </text:list-item>
                                <text:list-item>
                                  <text:p text:style-name="P171"><text:span text:style-name="T17">原因很</text:span><text:span text:style-name="T16">明顯，繁衍、繁殖、突變、變種 更加 容易。</text:span></text:p>
                                </text:list-item>
                                <text:list-item>
                                  <text:p text:style-name="P80">壞處 是 不思進取、生於安樂 的 個體、群體、文明 極端 容易滅絕。</text:p>
                                  <text:list>
                                    <text:list-item>
                                      <text:p text:style-name="P80">原因很明顯，魯棒性、反脆弱性 極端 低弱。</text:p>
                                    </text:list-item>
                                    <text:list-item>
                                      <text:p text:style-name="P81">外在環境發生變化、資源耗竭 就會 削弱、弱化、滅絕 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2"><text:span text:style-name="T16">對於 發展 到 </text:span><text:span text:style-name="T11">&lt;?</text:span><text:span text:style-name="T12">M&gt; ~ &lt;?</text:span><text:span text:style-name="T13">m</text:span><text:span text:style-name="T12">&gt; </text:span><text:span text:style-name="T13">投影個體 的 </text:span><text:span text:style-name="T16">&lt;?</text:span><text:span text:style-name="T18">a</text:span><text:span text:style-name="T19">&gt;個體 來說。</text:span></text:p>
                          <text:list>
                            <text:list-item>
                              <text:p text:style-name="P142"><text:span text:style-name="T16">&lt;?</text:span><text:span text:style-name="T18">M</text:span><text:span text:style-name="T19">&gt;、&lt;?m&gt; 個體越穩定，越好。</text:span></text:p>
                            </text:list-item>
                            <text:list-item>
                              <text:p text:style-name="P172"><text:span text:style-name="T17">原因很</text:span><text:span text:style-name="T16">明顯，實驗變因、實驗雜訊 降到 最低。</text:span></text:p>
                            </text:list-item>
                            <text:list-item>
                              <text:p text:style-name="P173"><text:span text:style-name="T17">原因很</text:span><text:span text:style-name="T16">明顯，實驗可控因子 升到 最高。</text:span></text:p>
                            </text:list-item>
                            <text:list-item>
                              <text:p text:style-name="P172"><text:span text:style-name="T17">原因很</text:span><text:span text:style-name="T16">明顯，非監督式學習、學習率、收斂速度 才 快速、精準。</text:span></text:p>
                            </text:list-item>
                            <text:list-item>
                              <text:p text:style-name="P174"><text:span text:style-name="T17">原因很</text:span><text:span text:style-name="T16">明顯，&lt;?</text:span><text:span text:style-name="T18">M</text:span><text:span text:style-name="T19">&gt;、&lt;?m&gt; 的 </text:span><text:span text:style-name="T16">肉質層法則、意識層法則 才 容易 建模。</text:span></text:p>
                              <text:list>
                                <text:list-item>
                                  <text:p text:style-name="P82">建模 是 建立 數學模型、公式、恆等式、常數、相依性、相關性。</text:p>
                                </text:list-item>
                                <text:list-item>
                                  <text:p text:style-name="P83">建模 是 建立 系統、體系、法則、定律、作用、反應、定數、定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感知 是 感受、感覺、觀察、觀測、量測、數學模型化、交互作用、干涉、擾動。</text:p>
                    </text:list-item>
                    <text:list-item>
                      <text:p text:style-name="P88">&lt;?a&gt;投影個體 不是 &lt;?a&gt;個體。</text:p>
                    </text:list-item>
                    <text:list-item>
                      <text:p text:style-name="P88">&lt;?a&gt;投影個體 是 其他能量層級 的 個體 被 投影、等效 為 &lt;?a&gt;個體。</text:p>
                    </text:list-item>
                    <text:list-item>
                      <text:p text:style-name="P143"><text:span text:style-name="T14">&lt;?a&gt;投影個體 是 其他</text:span><text:span text:style-name="T12">儲</text:span><text:span text:style-name="T14">量層級 的 個體 被 投影、等效 為 &lt;?a&gt;個體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4:55:23.269000000</dc:date>
    <meta:editing-duration>P11DT18H14M28S</meta:editing-duration>
    <meta:editing-cycles>7222</meta:editing-cycles>
    <meta:document-statistic meta:table-count="0" meta:image-count="0" meta:object-count="0" meta:page-count="1" meta:paragraph-count="289" meta:word-count="6603" meta:character-count="8986" meta:non-whitespace-character-count="7881"/>
  </office:meta>
</office:document-meta>
</file>